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F00000018CE567F0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OpenSymbol" svg:font-family="OpenSymbol"/>
    <style:font-face style:name="Helvetica" svg:font-family="Helvetica"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Liberation Sans1" svg:font-family="'Liberation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language="fr" fo:country="FR"/>
    </style:style>
    <style:style style:name="P3" style:family="paragraph" style:parent-style-name="Text_20_body">
      <style:text-properties fo:language="fr" fo:country="FR" fo:background-color="transparent"/>
    </style:style>
    <style:style style:name="P4" style:family="paragraph" style:parent-style-name="Text_20_body">
      <style:text-properties fo:language="fr" fo:country="FR" fo:font-style="normal" style:font-style-asian="normal" style:font-style-complex="normal"/>
    </style:style>
    <style:style style:name="P5" style:family="paragraph" style:parent-style-name="Text_20_body">
      <style:text-properties fo:language="fr" fo:country="FR" fo:font-style="normal" fo:background-color="transparent" style:font-style-asian="normal"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background-color="transparent"/>
    </style:style>
    <style:style style:name="P8" style:family="paragraph" style:parent-style-name="code">
      <style:text-properties fo:language="fr" fo:country="FR"/>
    </style:style>
    <style:style style:name="P9" style:family="paragraph" style:parent-style-name="code">
      <style:text-properties fo:font-style="normal" style:font-style-asian="normal" style:font-style-complex="normal"/>
    </style:style>
    <style:style style:name="P10" style:family="paragraph" style:parent-style-name="important">
      <style:text-properties fo:language="fr" fo:country="FR"/>
    </style:style>
    <style:style style:name="P11" style:family="paragraph" style:parent-style-name="important">
      <style:text-properties fo:language="fr" fo:country="FR" fo:font-style="normal" style:font-style-asian="normal" style:font-style-complex="normal"/>
    </style:style>
    <style:style style:name="P12" style:family="paragraph" style:parent-style-name="procedure" style:list-style-name="L12"/>
    <style:style style:name="P13" style:family="paragraph" style:parent-style-name="procedure" style:list-style-name="L12">
      <style:text-properties fo:language="fr" fo:country="FR"/>
    </style:style>
    <style:style style:name="P14" style:family="paragraph" style:parent-style-name="procedure" style:list-style-name="L12">
      <style:text-properties fo:language="fr" fo:country="FR" fo:font-style="normal" style:font-style-asian="normal" style:font-style-complex="normal"/>
    </style:style>
    <style:style style:name="P15" style:family="paragraph" style:parent-style-name="procedure">
      <style:text-properties fo:language="fr" fo:country="FR" fo:font-style="normal" officeooo:paragraph-rsid="00286fad" fo:background-color="transparent" style:font-style-asian="normal" style:font-style-complex="normal"/>
    </style:style>
    <style:style style:name="P16" style:family="paragraph" style:parent-style-name="procedure" style:list-style-name="procedure_5f_numer">
      <style:text-properties fo:language="fr" fo:country="FR"/>
    </style:style>
    <style:style style:name="P17" style:family="paragraph" style:parent-style-name="procedure">
      <style:text-properties fo:language="fr" fo:country="FR" officeooo:paragraph-rsid="00286fad"/>
    </style:style>
    <style:style style:name="P18" style:family="paragraph" style:parent-style-name="procedure" style:list-style-name="procedure_5f_numer"/>
    <style:style style:name="P19" style:family="paragraph" style:parent-style-name="procedure">
      <style:text-properties officeooo:paragraph-rsid="001011c5"/>
    </style:style>
    <style:style style:name="P20" style:family="paragraph" style:parent-style-name="procedure">
      <style:text-properties officeooo:paragraph-rsid="0011a1a3"/>
    </style:style>
    <style:style style:name="P21" style:family="paragraph" style:parent-style-name="procedure">
      <style:text-properties officeooo:paragraph-rsid="0011c485"/>
    </style:style>
    <style:style style:name="P22" style:family="paragraph" style:parent-style-name="procedure">
      <style:text-properties officeooo:paragraph-rsid="00130725"/>
    </style:style>
    <style:style style:name="P23" style:family="paragraph" style:parent-style-name="procedure" style:list-style-name="procedure_5f_numer">
      <style:text-properties fo:font-style="normal" officeooo:paragraph-rsid="0026d138" style:font-style-asian="normal" style:font-style-complex="normal"/>
    </style:style>
    <style:style style:name="P24" style:family="paragraph" style:parent-style-name="procedure" style:list-style-name="procedure_5f_numer">
      <style:text-properties fo:font-style="normal" officeooo:paragraph-rsid="002c4cbe" style:font-style-asian="normal" style:font-style-complex="normal"/>
    </style:style>
    <style:style style:name="P25" style:family="paragraph" style:parent-style-name="procedure">
      <style:text-properties fo:font-style="normal" officeooo:paragraph-rsid="0026d138" style:font-style-asian="normal" style:font-style-complex="normal"/>
    </style:style>
    <style:style style:name="P26" style:family="paragraph" style:parent-style-name="procedure">
      <style:text-properties fo:font-style="normal" officeooo:paragraph-rsid="002c4cbe" style:font-style-asian="normal" style:font-style-complex="normal"/>
    </style:style>
    <style:style style:name="P27" style:family="paragraph" style:parent-style-name="procedure">
      <style:text-properties fo:font-style="normal" officeooo:paragraph-rsid="002d6577" style:font-style-asian="normal" style:font-style-complex="normal"/>
    </style:style>
    <style:style style:name="P28" style:family="paragraph" style:parent-style-name="procedure">
      <style:text-properties officeooo:paragraph-rsid="0026d138"/>
    </style:style>
    <style:style style:name="P29" style:family="paragraph" style:parent-style-name="procedure">
      <style:text-properties officeooo:paragraph-rsid="002c4cbe"/>
    </style:style>
    <style:style style:name="P30" style:family="paragraph" style:parent-style-name="procedure" style:list-style-name="L6">
      <style:paragraph-properties fo:margin-left="1.251cm" fo:margin-right="0cm" fo:text-indent="-0.635cm" style:auto-text-indent="false"/>
    </style:style>
    <style:style style:name="P31" style:family="paragraph" style:parent-style-name="procedure" style:list-style-name="L6">
      <style:paragraph-properties fo:margin-left="1.251cm" fo:margin-right="0cm" fo:text-indent="-0.635cm" style:auto-text-indent="false"/>
      <style:text-properties fo:language="fr" fo:country="FR"/>
    </style:style>
    <style:style style:name="P32" style:family="paragraph" style:parent-style-name="Heading_20_4">
      <style:text-properties fo:background-color="transparent"/>
    </style:style>
    <style:style style:name="P33" style:family="paragraph" style:parent-style-name="Contents_20_4">
      <style:paragraph-properties>
        <style:tab-stops>
          <style:tab-stop style:position="15.501cm" style:type="right" style:leader-style="dotted" style:leader-text="."/>
        </style:tab-stops>
      </style:paragraph-properties>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text-properties fo:language="fr" fo:country="FR"/>
    </style:style>
    <style:style style:name="P38" style:family="paragraph" style:parent-style-name="Text_20_body" style:list-style-name="L7">
      <style:text-properties fo:language="fr" fo:country="FR" fo:font-style="normal" style:font-style-asian="normal" style:font-style-complex="normal"/>
    </style:style>
    <style:style style:name="P39" style:family="paragraph" style:parent-style-name="Text_20_body" style:list-style-name="L10">
      <style:text-properties fo:language="fr" fo:country="FR"/>
    </style:style>
    <style:style style:name="P40" style:family="paragraph" style:parent-style-name="Text_20_body">
      <style:text-properties fo:language="fr" fo:country="FR" officeooo:rsid="001dccbf" officeooo:paragraph-rsid="0026d138" fo:background-color="#ffff00"/>
    </style:style>
    <style:style style:name="P41" style:family="paragraph" style:parent-style-name="Text_20_body">
      <style:text-properties fo:language="fr" fo:country="FR" officeooo:paragraph-rsid="000baf8f"/>
    </style:style>
    <style:style style:name="P42" style:family="paragraph" style:parent-style-name="Text_20_body">
      <style:text-properties fo:language="fr" fo:country="FR" officeooo:paragraph-rsid="000e585b" fo:background-color="transparent"/>
    </style:style>
    <style:style style:name="P43" style:family="paragraph" style:parent-style-name="Text_20_body">
      <style:text-properties fo:language="fr" fo:country="FR" officeooo:paragraph-rsid="00158cd1"/>
    </style:style>
    <style:style style:name="P44" style:family="paragraph" style:parent-style-name="Text_20_body" style:list-style-name="L5"/>
    <style:style style:name="P45" style:family="paragraph" style:parent-style-name="Text_20_body" style:list-style-name="L9">
      <style:text-properties officeooo:paragraph-rsid="000baf8f"/>
    </style:style>
    <style:style style:name="P46" style:family="paragraph" style:parent-style-name="Text_20_body" style:list-style-name="L10"/>
    <style:style style:name="P47" style:family="paragraph" style:parent-style-name="Text_20_body" style:list-style-name="L11"/>
    <style:style style:name="P48" style:family="paragraph" style:parent-style-name="Text_20_body">
      <style:text-properties officeooo:paragraph-rsid="000baf8f"/>
    </style:style>
    <style:style style:name="P49" style:family="paragraph" style:parent-style-name="Text_20_body">
      <style:text-properties fo:font-style="normal" style:font-style-asian="normal" style:font-style-complex="normal"/>
    </style:style>
    <style:style style:name="P50" style:family="paragraph" style:parent-style-name="Text_20_body">
      <style:paragraph-properties fo:text-align="center" style:justify-single-word="false"/>
      <style:text-properties fo:font-style="normal" officeooo:paragraph-rsid="000e585b" style:font-style-asian="normal" style:font-style-complex="normal"/>
    </style:style>
    <style:style style:name="P51" style:family="paragraph" style:parent-style-name="Text_20_body">
      <style:text-properties officeooo:paragraph-rsid="001011c5"/>
    </style:style>
    <style:style style:name="P52" style:family="paragraph" style:parent-style-name="Text_20_body">
      <style:text-properties officeooo:paragraph-rsid="0011a1a3"/>
    </style:style>
    <style:style style:name="P53" style:family="paragraph" style:parent-style-name="Text_20_body">
      <style:text-properties officeooo:paragraph-rsid="00130725"/>
    </style:style>
    <style:style style:name="P54" style:family="paragraph" style:parent-style-name="Text_20_body">
      <style:text-properties officeooo:paragraph-rsid="00158cd1"/>
    </style:style>
    <style:style style:name="P55" style:family="paragraph" style:parent-style-name="Text_20_body" style:list-style-name="L13">
      <style:text-properties officeooo:paragraph-rsid="00158cd1"/>
    </style:style>
    <style:style style:name="P56" style:family="paragraph" style:parent-style-name="Text_20_body" style:list-style-name="L14">
      <style:text-properties officeooo:paragraph-rsid="0026d138"/>
    </style:style>
    <style:style style:name="P57" style:family="paragraph" style:parent-style-name="Text_20_body">
      <style:text-properties officeooo:paragraph-rsid="0026d138"/>
    </style:style>
    <style:style style:name="P58" style:family="paragraph" style:parent-style-name="Text_20_body">
      <style:text-properties officeooo:paragraph-rsid="002aa9e2"/>
    </style:style>
    <style:style style:name="P59" style:family="paragraph" style:parent-style-name="Text_20_body">
      <style:text-properties officeooo:paragraph-rsid="002de41c"/>
    </style:style>
    <style:style style:name="P60" style:family="paragraph" style:parent-style-name="Text_20_body" style:list-style-name="L3">
      <style:paragraph-properties fo:margin-top="0cm" fo:margin-bottom="0cm" style:contextual-spacing="false"/>
    </style:style>
    <style:style style:name="P61" style:family="paragraph" style:parent-style-name="Heading_20_1">
      <style:text-properties fo:language="fr" fo:country="FR"/>
    </style:style>
    <style:style style:name="P62" style:family="paragraph" style:parent-style-name="Heading_20_1">
      <style:paragraph-properties fo:break-before="page"/>
      <style:text-properties fo:language="fr" fo:country="FR"/>
    </style:style>
    <style:style style:name="P63" style:family="paragraph" style:parent-style-name="Heading_20_2">
      <style:text-properties fo:language="fr" fo:country="FR"/>
    </style:style>
    <style:style style:name="P64" style:family="paragraph" style:parent-style-name="Heading_20_2">
      <style:text-properties fo:language="fr" fo:country="FR" officeooo:paragraph-rsid="000e585b"/>
    </style:style>
    <style:style style:name="P65" style:family="paragraph" style:parent-style-name="Heading_20_2">
      <style:text-properties fo:language="fr" fo:country="FR" officeooo:paragraph-rsid="00158cd1"/>
    </style:style>
    <style:style style:name="P66" style:family="paragraph" style:parent-style-name="Heading_20_2">
      <style:text-properties fo:language="fr" fo:country="FR" officeooo:paragraph-rsid="0026d138"/>
    </style:style>
    <style:style style:name="P67" style:family="paragraph" style:parent-style-name="Heading_20_2">
      <style:text-properties officeooo:paragraph-rsid="000e585b"/>
    </style:style>
    <style:style style:name="P68" style:family="paragraph" style:parent-style-name="Heading_20_2">
      <style:text-properties officeooo:paragraph-rsid="00158cd1"/>
    </style:style>
    <style:style style:name="P69" style:family="paragraph" style:parent-style-name="Heading_20_2">
      <style:text-properties officeooo:paragraph-rsid="0026d138"/>
    </style:style>
    <style:style style:name="P70" style:family="paragraph" style:parent-style-name="Heading_20_2">
      <style:text-properties officeooo:paragraph-rsid="002aa9e2"/>
    </style:style>
    <style:style style:name="P71" style:family="paragraph" style:parent-style-name="Contents_20_2">
      <style:paragraph-properties>
        <style:tab-stops>
          <style:tab-stop style:position="16.499cm" style:type="right" style:leader-style="dotted" style:leader-text="."/>
        </style:tab-stops>
      </style:paragraph-properties>
    </style:style>
    <style:style style:name="P72" style:family="paragraph" style:parent-style-name="Heading_20_3">
      <style:text-properties fo:language="fr" fo:country="FR"/>
    </style:style>
    <style:style style:name="P73" style:family="paragraph" style:parent-style-name="Heading_20_3">
      <style:text-properties fo:language="fr" fo:country="FR" fo:background-color="transparent"/>
    </style:style>
    <style:style style:name="P74" style:family="paragraph" style:parent-style-name="Heading_20_3">
      <style:text-properties officeooo:paragraph-rsid="0026d138"/>
    </style:style>
    <style:style style:name="P75" style:family="paragraph" style:parent-style-name="Contents_20_1">
      <style:paragraph-properties>
        <style:tab-stops>
          <style:tab-stop style:position="16.999cm" style:type="right" style:leader-style="dotted" style:leader-text="."/>
        </style:tab-stops>
      </style:paragraph-properties>
    </style:style>
    <style:style style:name="P76" style:family="paragraph" style:parent-style-name="Contents_20_3">
      <style:paragraph-properties>
        <style:tab-stops>
          <style:tab-stop style:position="16cm" style:type="right" style:leader-style="dotted" style:leader-text="."/>
        </style:tab-stops>
      </style:paragraph-properties>
    </style:style>
    <style:style style:name="P77"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0e585b" style:font-weight-asian="bold" style:font-weight-complex="bold"/>
    </style:style>
    <style:style style:name="T3" style:family="text">
      <style:text-properties fo:font-weight="bold" officeooo:rsid="00158cd1" style:font-weight-asian="bold" style:font-weight-complex="bold"/>
    </style:style>
    <style:style style:name="T4" style:family="text">
      <style:text-properties fo:font-weight="bold" officeooo:rsid="0026d138" style:font-weight-asian="bold" style:font-weight-complex="bold"/>
    </style:style>
    <style:style style:name="T5" style:family="text">
      <style:text-properties fo:font-weight="bold" officeooo:rsid="002aa9e2"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fo:font-weight="normal" officeooo:rsid="00286fad" fo:background-color="transparent"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0e585b" style:font-weight-asian="normal" style:font-weight-complex="normal"/>
    </style:style>
    <style:style style:name="T10" style:family="text">
      <style:text-properties fo:font-weight="normal" officeooo:rsid="0026d138" style:font-weight-asian="normal" style:font-weight-complex="normal"/>
    </style:style>
    <style:style style:name="T11" style:family="text">
      <style:text-properties fo:font-weight="normal" officeooo:rsid="00286fad" style:font-weight-asian="normal" style:font-weight-complex="normal"/>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officeooo:rsid="00286fad" style:font-style-asian="italic" style:font-weight-asian="normal" style:font-style-complex="italic" style:font-weight-complex="normal"/>
    </style:style>
    <style:style style:name="T15" style:family="text">
      <style:text-properties fo:font-style="italic" style:text-underline-style="none" officeooo:rsid="002c4cbe" style:font-style-asian="italic" style:font-style-complex="italic"/>
    </style:style>
    <style:style style:name="T16" style:family="text">
      <style:text-properties fo:font-style="italic" style:text-underline-style="none" officeooo:rsid="002d6577" style:font-style-asian="italic" style:font-style-complex="italic"/>
    </style:style>
    <style:style style:name="T17" style:family="text">
      <style:text-properties fo:language="fr" fo:country="FR"/>
    </style:style>
    <style:style style:name="T18" style:family="text">
      <style:text-properties fo:language="fr" fo:country="FR" fo:font-weight="bold" style:font-weight-asian="bold" style:font-weight-complex="bold"/>
    </style:style>
    <style:style style:name="T19" style:family="text">
      <style:text-properties fo:language="fr" fo:country="FR" fo:font-weight="bold" officeooo:rsid="0011a1a3" style:font-weight-asian="bold" style:font-weight-complex="bold"/>
    </style:style>
    <style:style style:name="T20" style:family="text">
      <style:text-properties fo:language="fr" fo:country="FR" fo:font-weight="bold" officeooo:rsid="00163294" style:font-weight-asian="bold" style:font-weight-complex="bold"/>
    </style:style>
    <style:style style:name="T21" style:family="text">
      <style:text-properties fo:language="fr" fo:country="FR" fo:font-weight="bold" officeooo:rsid="00158cd1" style:font-weight-asian="bold" style:font-weight-complex="bold"/>
    </style:style>
    <style:style style:name="T22" style:family="text">
      <style:text-properties fo:language="fr" fo:country="FR" fo:font-weight="bold" officeooo:rsid="001bef72" style:font-weight-asian="bold" style:font-weight-complex="bold"/>
    </style:style>
    <style:style style:name="T23" style:family="text">
      <style:text-properties fo:language="fr" fo:country="FR" fo:font-weight="bold" officeooo:rsid="00233b39" style:font-weight-asian="bold" style:font-weight-complex="bold"/>
    </style:style>
    <style:style style:name="T24" style:family="text">
      <style:text-properties fo:language="fr" fo:country="FR" fo:font-weight="bold" officeooo:rsid="002551f6" style:font-weight-asian="bold" style:font-weight-complex="bold"/>
    </style:style>
    <style:style style:name="T25" style:family="text">
      <style:text-properties fo:language="fr" fo:country="FR" fo:font-weight="bold" fo:background-color="transparent" style:font-weight-asian="bold" style:font-weight-complex="bold"/>
    </style:style>
    <style:style style:name="T26" style:family="text">
      <style:text-properties fo:language="fr" fo:country="FR" fo:font-style="normal" style:font-style-asian="normal" style:font-style-complex="normal"/>
    </style:style>
    <style:style style:name="T27" style:family="text">
      <style:text-properties fo:language="fr" fo:country="FR" fo:font-style="normal" officeooo:rsid="000baf8f" style:font-style-asian="normal" style:font-style-complex="normal"/>
    </style:style>
    <style:style style:name="T28" style:family="text">
      <style:text-properties fo:language="fr" fo:country="FR" fo:font-style="normal" officeooo:rsid="000df400" style:font-style-asian="normal" style:font-style-complex="normal"/>
    </style:style>
    <style:style style:name="T29" style:family="text">
      <style:text-properties fo:language="fr" fo:country="FR" fo:font-style="normal" officeooo:rsid="001bef72" style:font-style-asian="normal" style:font-style-complex="normal"/>
    </style:style>
    <style:style style:name="T30" style:family="text">
      <style:text-properties fo:language="fr" fo:country="FR" fo:font-style="normal" officeooo:rsid="00233b39" style:font-style-asian="normal" style:font-style-complex="normal"/>
    </style:style>
    <style:style style:name="T31" style:family="text">
      <style:text-properties fo:language="fr" fo:country="FR" fo:font-style="normal" fo:font-weight="bold" style:font-style-asian="normal" style:font-weight-asian="bold" style:font-style-complex="normal" style:font-weight-complex="bold"/>
    </style:style>
    <style:style style:name="T32" style:family="text">
      <style:text-properties fo:language="fr" fo:country="FR" fo:font-style="normal" fo:font-weight="normal" officeooo:rsid="0011c485" style:font-style-asian="normal" style:font-weight-asian="normal" style:font-style-complex="normal" style:font-weight-complex="normal"/>
    </style:style>
    <style:style style:name="T33" style:family="text">
      <style:text-properties fo:language="fr" fo:country="FR" fo:font-style="normal" fo:font-weight="normal" officeooo:rsid="00130725" style:font-style-asian="normal" style:font-weight-asian="normal" style:font-style-complex="normal" style:font-weight-complex="normal"/>
    </style:style>
    <style:style style:name="T34" style:family="text">
      <style:text-properties fo:language="fr" fo:country="FR" fo:font-style="italic" style:font-style-asian="italic" style:font-style-complex="italic"/>
    </style:style>
    <style:style style:name="T35" style:family="text">
      <style:text-properties fo:language="fr" fo:country="FR" fo:font-style="italic" officeooo:rsid="000baf8f" style:font-style-asian="italic" style:font-style-complex="italic"/>
    </style:style>
    <style:style style:name="T36" style:family="text">
      <style:text-properties fo:language="fr" fo:country="FR" fo:font-style="italic" officeooo:rsid="001011c5" style:font-style-asian="italic" style:font-style-complex="italic"/>
    </style:style>
    <style:style style:name="T37" style:family="text">
      <style:text-properties fo:language="fr" fo:country="FR" fo:font-style="italic" officeooo:rsid="001bef72" style:font-style-asian="italic" style:font-style-complex="italic"/>
    </style:style>
    <style:style style:name="T38" style:family="text">
      <style:text-properties fo:language="fr" fo:country="FR" fo:font-style="italic" officeooo:rsid="00233b39" style:font-style-asian="italic" style:font-style-complex="italic"/>
    </style:style>
    <style:style style:name="T39" style:family="text">
      <style:text-properties fo:language="fr" fo:country="FR" fo:font-style="italic" officeooo:rsid="00250a39" style:font-style-asian="italic" style:font-style-complex="italic"/>
    </style:style>
    <style:style style:name="T40" style:family="text">
      <style:text-properties fo:language="fr" fo:country="FR" fo:font-style="italic" fo:font-weight="normal" officeooo:rsid="0011c485" style:font-style-asian="italic" style:font-weight-asian="normal" style:font-style-complex="italic" style:font-weight-complex="normal"/>
    </style:style>
    <style:style style:name="T41" style:family="text">
      <style:text-properties fo:language="fr" fo:country="FR" fo:font-style="italic" fo:font-weight="normal" officeooo:rsid="00266b64" style:font-style-asian="italic" style:font-weight-asian="normal" style:font-style-complex="italic" style:font-weight-complex="normal"/>
    </style:style>
    <style:style style:name="T42" style:family="text">
      <style:text-properties fo:language="fr" fo:country="FR" fo:background-color="transparent"/>
    </style:style>
    <style:style style:name="T43" style:family="text">
      <style:text-properties fo:language="fr" fo:country="FR" officeooo:rsid="000e585b" fo:background-color="transparent"/>
    </style:style>
    <style:style style:name="T44" style:family="text">
      <style:text-properties fo:language="fr" fo:country="FR" fo:font-weight="normal" officeooo:rsid="0011a1a3" style:font-weight-asian="normal" style:font-weight-complex="normal"/>
    </style:style>
    <style:style style:name="T45" style:family="text">
      <style:text-properties fo:language="fr" fo:country="FR" fo:font-weight="normal" officeooo:rsid="0011c485" style:font-weight-asian="normal" style:font-weight-complex="normal"/>
    </style:style>
    <style:style style:name="T46" style:family="text">
      <style:text-properties fo:language="fr" fo:country="FR" fo:font-weight="normal" officeooo:rsid="002551f6" style:font-weight-asian="normal" style:font-weight-complex="normal"/>
    </style:style>
    <style:style style:name="T47" style:family="text">
      <style:text-properties fo:language="fr" fo:country="FR" fo:font-weight="normal" officeooo:rsid="00266b64" style:font-weight-asian="normal" style:font-weight-complex="normal"/>
    </style:style>
    <style:style style:name="T48" style:family="text">
      <style:text-properties fo:language="fr" fo:country="FR" officeooo:rsid="000baf8f"/>
    </style:style>
    <style:style style:name="T49" style:family="text">
      <style:text-properties fo:language="fr" fo:country="FR" officeooo:rsid="000df400"/>
    </style:style>
    <style:style style:name="T50" style:family="text">
      <style:text-properties fo:language="fr" fo:country="FR" officeooo:rsid="000e585b"/>
    </style:style>
    <style:style style:name="T51" style:family="text">
      <style:text-properties fo:language="fr" fo:country="FR" officeooo:rsid="001011c5"/>
    </style:style>
    <style:style style:name="T52" style:family="text">
      <style:text-properties fo:language="fr" fo:country="FR" officeooo:rsid="0011a1a3"/>
    </style:style>
    <style:style style:name="T53" style:family="text">
      <style:text-properties fo:language="fr" fo:country="FR" officeooo:rsid="00138b8a"/>
    </style:style>
    <style:style style:name="T54" style:family="text">
      <style:text-properties fo:language="fr" fo:country="FR" officeooo:rsid="00158cd1"/>
    </style:style>
    <style:style style:name="T55" style:family="text">
      <style:text-properties fo:language="fr" fo:country="FR" officeooo:rsid="00163294"/>
    </style:style>
    <style:style style:name="T56" style:family="text">
      <style:text-properties fo:language="fr" fo:country="FR" officeooo:rsid="0017c25e"/>
    </style:style>
    <style:style style:name="T57" style:family="text">
      <style:text-properties fo:language="fr" fo:country="FR" officeooo:rsid="001beea0"/>
    </style:style>
    <style:style style:name="T58" style:family="text">
      <style:text-properties fo:language="fr" fo:country="FR" officeooo:rsid="001bef72"/>
    </style:style>
    <style:style style:name="T59" style:family="text">
      <style:text-properties fo:language="fr" fo:country="FR" officeooo:rsid="001d17f6"/>
    </style:style>
    <style:style style:name="T60" style:family="text">
      <style:text-properties fo:language="fr" fo:country="FR" officeooo:rsid="001dcc0b"/>
    </style:style>
    <style:style style:name="T61" style:family="text">
      <style:text-properties fo:language="fr" fo:country="FR" officeooo:rsid="001f0330"/>
    </style:style>
    <style:style style:name="T62" style:family="text">
      <style:text-properties fo:language="fr" fo:country="FR" officeooo:rsid="0020edb9"/>
    </style:style>
    <style:style style:name="T63" style:family="text">
      <style:text-properties fo:language="fr" fo:country="FR" officeooo:rsid="0021be91"/>
    </style:style>
    <style:style style:name="T64" style:family="text">
      <style:text-properties fo:language="fr" fo:country="FR" officeooo:rsid="0022344f"/>
    </style:style>
    <style:style style:name="T65" style:family="text">
      <style:text-properties fo:language="fr" fo:country="FR" officeooo:rsid="00233b39"/>
    </style:style>
    <style:style style:name="T66" style:family="text">
      <style:text-properties fo:language="fr" fo:country="FR" officeooo:rsid="00250a39"/>
    </style:style>
    <style:style style:name="T67" style:family="text">
      <style:text-properties fo:language="fr" fo:country="FR" officeooo:rsid="002551f6"/>
    </style:style>
    <style:style style:name="T68" style:family="text">
      <style:text-properties officeooo:rsid="000baf8f"/>
    </style:style>
    <style:style style:name="T69" style:family="text">
      <style:text-properties officeooo:rsid="000e585b"/>
    </style:style>
    <style:style style:name="T70" style:family="text">
      <style:text-properties officeooo:rsid="00138b8a"/>
    </style:style>
    <style:style style:name="T71" style:family="text">
      <style:text-properties officeooo:rsid="00158cd1"/>
    </style:style>
    <style:style style:name="T72" style:family="text">
      <style:text-properties officeooo:rsid="0018def8"/>
    </style:style>
    <style:style style:name="T73" style:family="text">
      <style:text-properties officeooo:rsid="00198e1c"/>
    </style:style>
    <style:style style:name="T74" style:family="text">
      <style:text-properties officeooo:rsid="001b6930"/>
    </style:style>
    <style:style style:name="T75" style:family="text">
      <style:text-properties officeooo:rsid="002aa9e2"/>
    </style:style>
    <style:style style:name="T76" style:family="text">
      <style:text-properties officeooo:rsid="002acc52"/>
    </style:style>
    <style:style style:name="T77" style:family="text">
      <style:text-properties officeooo:rsid="002c4cbe"/>
    </style:style>
    <style:style style:name="T78" style:family="text">
      <style:text-properties style:text-underline-style="none" officeooo:rsid="002c4cbe"/>
    </style:style>
    <style:style style:name="T79" style:family="text">
      <style:text-properties style:text-underline-style="none" officeooo:rsid="002d6577"/>
    </style:style>
    <style:style style:name="T80" style:family="text">
      <style:text-properties officeooo:rsid="002d6577"/>
    </style:style>
    <style:style style:name="T81" style:family="text">
      <style:text-properties officeooo:rsid="002de41c"/>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23ff2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cc66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4" text:name="version"/>
        <text:user-field-decl office:value-type="string" office:string-value="Observatoire" text:name="nom_site"/>
      </text:user-field-decls>
      <text:p text:style-name="Title">SPIP</text:p>
      <text:p text:style-name="Subtitle">Documentation <text:span text:style-name="T68">du site de la Revue </text:span><text:span text:style-name="T68"><text:user-field-get text:name="nom_site">Observatoire</text:user-field-get></text:span> v<text:user-field-get text:name="version">0.4</text:user-field-get></text:p>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75">Principes de base<text:tab/>3</text:p>
          <text:p text:style-name="P71">Fondements architecture Web<text:tab/>3</text:p>
          <text:p text:style-name="P76">Architecture<text:tab/>3</text:p>
          <text:p text:style-name="P71">Qu'est ce qu'un Système de Gestion de Contenu (SGC) ?<text:tab/>4</text:p>
          <text:p text:style-name="P76">Séparer le contenu, l'espace collaboratif et la présentation:<text:tab/>4</text:p>
          <text:p text:style-name="P71">Qu'est-ce que SPIP ?<text:tab/>4</text:p>
          <text:p text:style-name="P76">Deux mots sur la notion de « libre »<text:tab/>4</text:p>
          <text:p text:style-name="P76">Collaboratif<text:tab/>5</text:p>
          <text:p text:style-name="P76">Fonctionnalités de base et avancées<text:tab/>5</text:p>
          <text:p text:style-name="P71">Utilisateurs<text:tab/>5</text:p>
          <text:p text:style-name="P71">L'interface d'administration de SPIP<text:tab/>6</text:p>
          <text:p text:style-name="P71">Les concepts « contenu » principaux derrière SPIP<text:tab/>6</text:p>
          <text:p text:style-name="P76">Rubriques<text:tab/>6</text:p>
          <text:p text:style-name="P76">Articles<text:tab/>6</text:p>
          <text:p text:style-name="P76">Statut d'un article<text:tab/>6</text:p>
          <text:p text:style-name="P76">Mots-clés<text:tab/>7</text:p>
          <text:p text:style-name="P71">Langues<text:tab/>7</text:p>
          <text:p text:style-name="P71">Cache<text:tab/>7</text:p>
          <text:p text:style-name="P75">SPIP – votre version<text:tab/>8</text:p>
          <text:p text:style-name="P71">Introduction SPIP<text:tab/>8</text:p>
          <text:p text:style-name="P76">Squelettes<text:tab/>8</text:p>
          <text:p text:style-name="P76">Plugins<text:tab/>8</text:p>
          <text:p text:style-name="P71">Page d'accueil<text:tab/>8</text:p>
          <text:p text:style-name="P71">Rubriques<text:tab/>9</text:p>
          <text:p text:style-name="P71">Métas-données pour le référencement<text:tab/>9</text:p>
          <text:p text:style-name="P71">Recherche d'information sur le site<text:tab/>9</text:p>
          <text:p text:style-name="P71">Tri des éléments<text:tab/>9</text:p>
          <text:p text:style-name="P71">Navigation<text:tab/>9</text:p>
          <text:p text:style-name="P76">Les rubriques du site<text:tab/>9</text:p>
          <text:p text:style-name="P76">Menu du haut<text:tab/>10</text:p>
          <text:p text:style-name="P76">Fil d'Ariane<text:tab/>10</text:p>
          <text:p text:style-name="P71">Mots-clés spécifiques<text:tab/>10</text:p>
          <text:p text:style-name="P71">Autres éléments de l'interface<text:tab/>10</text:p>
          <text:p text:style-name="P76">Logo<text:tab/>10</text:p>
          <text:p text:style-name="P76">Mention des droits d'auteurs<text:tab/>11</text:p>
          <text:p text:style-name="P76">Partenaires<text:tab/>11</text:p>
          <text:p text:style-name="P71">Introduire du contenu textuel<text:tab/>11</text:p>
          <text:p text:style-name="P76">Éditeur de contenu<text:tab/>11</text:p>
          <text:p text:style-name="P33">Liste à puce<text:tab/>12</text:p>
          <text:p text:style-name="P33">Liste numérotée<text:tab/>12</text:p>
          <text:p text:style-name="P33">Passage à la ligne<text:tab/>12</text:p>
          <text:p text:style-name="P33">Paragraphes<text:tab/>12</text:p>
          <text:p text:style-name="P33">Tableaux<text:tab/>12</text:p>
          <text:p text:style-name="P33">Code HTML<text:tab/>13</text:p>
          <text:p text:style-name="P71">Introduire du contenu non textuel<text:tab/>13</text:p>
          <text:p text:style-name="P76"><text:soft-page-break/>Balises et filtres<text:tab/>13</text:p>
          <text:p text:style-name="P76">Multimédia<text:tab/>13</text:p>
          <text:p text:style-name="P33">Image<text:tab/>14</text:p>
          <text:p text:style-name="P33">Logo d'un article<text:tab/>14</text:p>
          <text:p text:style-name="P33">Document<text:tab/>15</text:p>
          <text:p text:style-name="P71">Plugin « Boutique »<text:tab/>15</text:p>
          <text:p text:style-name="P76">Produits<text:tab/>15</text:p>
          <text:p text:style-name="P76">Tarifs<text:tab/>16</text:p>
          <text:p text:style-name="P71">Agenda<text:tab/>16</text:p>
          <text:p text:style-name="P71">Newsletter<text:tab/>16</text:p>
          <text:p text:style-name="P76">Générer et envoyer un courrier<text:tab/>17</text:p>
          <text:p text:style-name="P76">Gérer les abonnés<text:tab/>17</text:p>
          <text:p text:style-name="P71">Fonctionnalités supplémentaires<text:tab/>17</text:p>
          <text:p text:style-name="P76">Codeur d'adresses e-mail<text:tab/>17</text:p>
        </text:index-body>
      </text:table-of-content>
      <text:p text:style-name="P2"/>
      <text:h text:style-name="P62" text:outline-level="1">Principes de base</text:h>
      <text:h text:style-name="P63" text:outline-level="2">Fondements architecture Web</text:h>
      <text:h text:style-name="Heading_20_3" text:outline-level="3">Architecture</text:h>
      <text:p text:style-name="P2"><draw:rect text:anchor-type="paragraph" draw:z-index="0" draw:style-name="gr1" draw:text-style-name="P77" svg:width="2.084cm" svg:height="2.481cm" svg:x="-0.134cm" svg:y="0.45cm"><text:p text:style-name="P77">Ordinateur</text:p><text:p text:style-name="P77">Navigateur</text:p><text:p text:style-name="P77">(Client)</text:p></draw:rect><draw:rect text:anchor-type="paragraph" draw:z-index="3" draw:style-name="gr1" draw:text-style-name="P77" svg:width="2.431cm" svg:height="2.779cm" svg:x="12.979cm" svg:y="0.243cm"><text:p text:style-name="P77">Serveur</text:p><text:p text:style-name="P77"/><text:p text:style-name="P77">Interpréteur</text:p><text:p text:style-name="P77">Contenu <text:line-break/>statique</text:p></draw:rect></text:p>
      <text:p text:style-name="P2"><draw:ellipse text:anchor-type="paragraph" draw:z-index="2" draw:style-name="gr1" draw:text-style-name="P77" svg:width="3.945cm" svg:height="1.86cm" svg:x="5.32cm" svg:y="0.134cm"><text:p text:style-name="P77">Internet</text:p></draw:ellipse></text:p>
      <text:p text:style-name="P2"><draw:line text:anchor-type="paragraph" draw:z-index="4" draw:style-name="gr2" draw:text-style-name="P77" svg:x1="1.963cm" svg:y1="0.198cm" svg:x2="5.323cm" svg:y2="0.198cm"><text:p text:style-name="P77">HTTP</text:p></draw:line><draw:line text:anchor-type="paragraph" draw:z-index="5" draw:style-name="gr2" draw:text-style-name="P77" svg:x1="9.264cm" svg:y1="0.026cm" svg:x2="12.831cm" svg:y2="0.026cm"><text:p text:style-name="P77">HTTP</text:p></draw:line></text:p>
      <text:p text:style-name="P2"><draw:line text:anchor-type="paragraph" draw:z-index="6" draw:style-name="gr3" draw:text-style-name="P77" svg:x1="12.333cm" svg:y1="-0.005cm" svg:x2="9.391cm" svg:y2="-0.039cm"><text:p/></draw:line><draw:line text:anchor-type="paragraph" draw:z-index="7" draw:style-name="gr3" draw:text-style-name="P77" svg:x1="5.123cm" svg:y1="-0.005cm" svg:x2="1.986cm" svg:y2="0.025cm"><text:p/></draw:line></text:p>
      <text:p text:style-name="P2"/>
      <text:p text:style-name="P2"><draw:custom-shape text:anchor-type="paragraph" draw:z-index="8" draw:style-name="gr4" svg:width="1.29cm" svg:height="1.613cm" svg:x="13.485cm" svg:y="0.176cm"><text:p>Base de données</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2"/>
      <text:p text:style-name="P2"/>
      <text:p text:style-name="P2">Nous n'aurons pas la prétention de décrire en quelques lignes l'architecture du web. Nous vous renvoyons pour plus d'information à ce propos sur quelques articles de référence, qui peuvent servir de point de départ à votre documentation :</text:p>
      <text:list xml:id="list21509151881" text:style-name="L1">
        <text:list-item>
          <text:p text:style-name="P34"><text:a xlink:type="simple" xlink:href="http://fr.wikipedia.org/wiki/Portail:Internet">http://fr.wikipedia.org/wiki/Portail:Internet</text:a><text:span text:style-name="T17"> </text:span></text:p>
        </text:list-item>
        <text:list-item>
          <text:p text:style-name="P34"><text:a xlink:type="simple" xlink:href="http://fr.wikipedia.org/wiki/Internet#Technique"><text:span text:style-name="T17">http://fr.wikipedia.org/wiki/Internet#Technique</text:span></text:a></text:p>
        </text:list-item>
        <text:list-item>
          <text:p text:style-name="P34"><text:a xlink:type="simple" xlink:href="http://fr.wikipedia.org/wiki/World_Wide_Web"><text:span text:style-name="T17">http://fr.wikipedia.org/wiki/World_Wide_Web</text:span></text:a></text:p>
        </text:list-item>
      </text:list>
      <text:p text:style-name="P2">Nous mentionnerons simplement quelques termes qui reviendront souvent, et avec lesquels il est utile de se familiariser.</text:p>
      <text:list xml:id="list1382075737" text:style-name="L2">
        <text:list-item>
          <text:p text:style-name="P35"><text:span text:style-name="T18">Architecture serveur-client</text:span> : Mode de communication dans lequel des clients peuvent envoyer des requêtes à des serveurs. Ces requêtes de différentes natures : services et fichiers, principalement. Le client envoie sa demande (d'une page Internet, par exemple), le serveur la réceptionne et y répond (en envoyant la page, par exemple). Il s'agit donc d'un fonctionnement <text:span text:style-name="T6">asynchrone.</text:span></text:p>
        </text:list-item>
        <text:list-item>
          <text:p text:style-name="P35"><text:span text:style-name="T1">WWW </text:span><text:span text:style-name="T8">(World Wide Web) : Système hypertexte accessible au grand public. Il met à disposition des pages de contenu reliées entre elles par des hyperliens (d'où hypertexte).</text:span></text:p>
        </text:list-item>
        <text:list-item>
          <text:p text:style-name="P35"><text:span text:style-name="T1">HTTP </text:span><text:span text:style-name="T8">(HyperText Transfer Protocol)</text:span> : Mode de communication utilisé dans le WWW. C'est lui que vous trouvez dans les adresses de site (<text:a xlink:type="simple" xlink:href="http://www.vertige.org/"><text:span text:style-name="T8">http</text:span></text:a><text:a xlink:type="simple" xlink:href="http://www.vertige.org/"><text:span text:style-name="T8">://www.vertige.org</text:span></text:a>).</text:p>
        </text:list-item>
        <text:list-item>
          <text:p text:style-name="P35"><text:span text:style-name="T1">Navigateur </text:span><text:span text:style-name="T8">(browser en anglais)</text:span> : Logiciel utilisé pour consulter des pages du WWW. Il existe de nombreux navigateurs. Parmi les plus répandus : Mozilla Firefox, Microsoft Internet Explorer, Apple Safari. </text:p>
        </text:list-item>
        <text:list-item>
          <text:p text:style-name="P35"><text:span text:style-name="T1">Plugin </text:span><text:span text:style-name="T8">(greffon en français) : Petit logiciel qui peut être ajouté à un autre (ex : un navigateur) pour en étendre les fonctionnalités. Un exemple de plugin très répandu dans les navigateurs est le lecteur Macromedia Flash, qui permet d'exécuter des animations interactives.</text:span></text:p>
        </text:list-item>
        <text:list-item>
          <text:p text:style-name="P35"><text:span text:style-name="T1">Site statique/dynamique</text:span><text:span text:style-name="T8"> : Un site statique est un site WWW composé d'éléments fixes, préexistant sur le serveur. Par opposition, un site dynamique est un site dont les éléments, principalement les pages, sont générés en temps réel sur base de contenu extrait d'une base de données, le plus souvent. Un CMS (voir ci-dessous) est une forme de site dynamique.</text:span></text:p>
        </text:list-item>
        <text:list-item>
          <text:p text:style-name="P35"><text:soft-page-break/><text:span text:style-name="T1">HTML </text:span><text:span text:style-name="T8">(HyperText Markup Language)</text:span> : Langage utilisé pour composer les pages de sites WWW, qui permet l'hypertextualité. Il s'agit d'un langage à balises ; celles-ci structurent le contenu au niveau visuel (de moins en moins) et sémantique (de plus en plus).</text:p>
        </text:list-item>
        <text:list-item>
          <text:p text:style-name="P35"><text:span text:style-name="T1">CSS </text:span><text:span text:style-name="T8">(Cascading StyleSheets)</text:span> : Langage consacré à la définition de paramètres de mise en forme du contenu, l'objectif étant de séparer le plus possible le fond (contenu, en HTML) de la forme.</text:p>
        </text:list-item>
        <text:list-item>
          <text:p text:style-name="P35"><text:span text:style-name="T1">JavaScript</text:span> : Langage de programmation qui peut être intégré dans une page HTML, y ajoutant ainsi des fonctionnalités applicatives.</text:p>
        </text:list-item>
      </text:list>
      <text:h text:style-name="P63" text:outline-level="2">Qu'est ce qu'un Système de Gestion de Contenu (SGC) ?</text:h>
      <text:p text:style-name="P3">Un système de Gestion de Contenu (Content Management System/CMS) est une application informatique qui permet aux utilisateurs d'éditer le contenu d'un site internet sans (beaucoup) de connaissance en codage (HTML et autre), et ce via une interface simple. Le SGC propose une interface publique – le site Internet – et une interface d'administration.</text:p>
      <text:p text:style-name="P3">Dans les SGC contemporains, on tente le plus possible de </text:p>
      <text:h text:style-name="P73" text:outline-level="3"><text:bookmark text:name="separer_le_contenu_l_espace_collaboratif_et_la_presentation"/>Séparer le contenu, l'espace collaboratif et la présentation:</text:h>
      <text:list xml:id="list906526779" text:style-name="L3">
        <text:list-item>
          <text:p text:style-name="P60"><text:span text:style-name="Strong_20_Emphasis">La partie privée (espace collaboratif)</text:span> </text:p>
          <text:list>
            <text:list-item>
              <text:p text:style-name="P60">Permet d'ajouter du contenu dans la base de donnée.</text:p>
            </text:list-item>
            <text:list-item>
              <text:p text:style-name="P60">Facilite et organise la collaboration sur les contenus proposés.</text:p>
            </text:list-item>
            <text:list-item>
              <text:p text:style-name="P60">Gère les aspects techniques du site et les outils de suivi.</text:p>
            </text:list-item>
          </text:list>
        </text:list-item>
        <text:list-item>
          <text:p text:style-name="P60"><text:span text:style-name="Strong_20_Emphasis">La partie publique (Squelette de présentation et feuille de style)</text:span> </text:p>
          <text:list>
            <text:list-item>
              <text:p text:style-name="P60">Sert à présenter le contenu aux visiteurs.</text:p>
            </text:list-item>
            <text:list-item>
              <text:p text:style-name="P60">Est construite selon une logique propre en terme d'affichage et d'ergonomie : organisée pour répondre aux besoins et attentes des visiteurs.</text:p>
            </text:list-item>
            <text:list-item>
              <text:p text:style-name="P60">Permet de modifier l'organisation et l'affichage de l'ensemble des contenus publiés sans modifier la manière d'y travailler.</text:p>
            </text:list-item>
          </text:list>
        </text:list-item>
        <text:list-item>
          <text:p text:style-name="P60"><text:span text:style-name="Strong_20_Emphasis">La base de données (le contenu)</text:span></text:p>
          <text:list>
            <text:list-item>
              <text:p text:style-name="P60">Est structurée sous forme d'arborescence de tables. </text:p>
            </text:list-item>
            <text:list-item>
              <text:p text:style-name="P60">Est invisible et non consultée directement, sauf pour des opérations très spécifiques. </text:p>
            </text:list-item>
            <text:list-item>
              <text:p text:style-name="P36">Le contenu du site qui s'y trouve est consultable à la fois dans la partie publique et dans la partie privée.</text:p>
            </text:list-item>
          </text:list>
        </text:list-item>
      </text:list>
      <text:h text:style-name="P63" text:outline-level="2">Qu'est-ce que SPIP ?</text:h>
      <text:p text:style-name="P2">SPIP est un SGC libre, d'origine française, qui a presque 10 ans (créé en 2001). Nous expliquerons les bases de son fonctionnement dans ce document. Si vous désirez en savoir plus, SPIP propose une documentation étendue, accessible en ligne (<text:a xlink:type="simple" xlink:href="http://www.spip.net/rubrique136.html">http://www.spip.net/rubrique136.html</text:a>).</text:p>
      <text:h text:style-name="Heading_20_3" text:outline-level="3">Deux mots sur la notion de « libre »</text:h>
      <text:p text:style-name="Text_20_body">Il nous a paru important d'évoquer la notion de logiciel libre dans le cadre de la formation, car SPIP en est un ; c'est une des raisons pour lesquelles Vertige a choisi de l'utiliser.</text:p>
      <text:p text:style-name="Text_20_body">Nous ne reproduirons pas ici la vaste littérature sur le sujet, mais nous contenterons de citer quelques définitions importantes. Elles pourront vous être utiles dans votre errance au pays de l'informatique dans le monde associatif.</text:p>
      <text:p text:style-name="Text_20_body">Un <text:span text:style-name="T1">logiciel</text:span> est alors dit <text:span text:style-name="T1">libre</text:span> s'il confère à son utilisateur les libertés suivantes : « Premièrement, la liberté de copier un programme et de le redistribuer a vos voisins, qu'ils puissent <text:soft-page-break/>ainsi l'utiliser aussi bien que vous. Deuxièmement, la liberté de modifier un programme, que vous puissiez le contrôler plutôt qu'il vous contrôle ; pour cela, le code doit vous être accessible.<text:note text:id="ftn1" text:note-class="footnote"><text:note-citation>1</text:note-citation><text:note-body><text:p text:style-name="Footnote">Définition historique de la FSF : <text:a xlink:type="simple" xlink:href="http://fr.wikipedia.org/wiki/Logiciel_libre#Histoire">http://fr.wikipedia.org/wiki/Logiciel_libre#Histoire</text:a> </text:p></text:note-body></text:note> »</text:p>
      <text:p text:style-name="P7">Ce type d'approche a des implications idéologiques et financières évidentes.</text:p>
      <text:p text:style-name="P7"><text:span text:style-name="T6">Le </text:span><text:span text:style-name="T13">copyleft </text:span><text:span text:style-name="T6">est une notion inventée dans ce cadre, en référence à </text:span><text:span text:style-name="T12">copyright</text:span>. Il s'agit de la possibilité donnée par l'auteur d'un travail soumis au droit d'auteur (œuvre d'art, texte, programme informatique, etc.) de copier, d'utiliser, d'étudier, de modifier et/ou de distribuer son œuvre dans la mesure où ces possibilités restent préservées<text:note text:id="ftn2" text:note-class="footnote"><text:note-citation>2</text:note-citation><text:note-body><text:p text:style-name="Footnote">Définition : <text:a xlink:type="simple" xlink:href="http://fr.wikipedia.org/wiki/Copyleft">http://fr.wikipedia.org/wiki/Copyleft</text:a> </text:p></text:note-body></text:note>. En d'autres termes, un auteur qui soumet sa création au copyleft permet à d'autres personnes de réutiliser son travail si ceux-ci laissent aussi la possibilité à d'autres de réutiliser leur travail, et ainsi de suite. C'est un des fondements de certains types de licences libres.</text:p>
      <text:p text:style-name="P7">Il est à noter que si le système qui sous-tend votre site (SPIP) est soumis à une licence libre, le <text:span text:style-name="T1">contenu </text:span>de votre site ne doit pas l'être obligatoirement.</text:p>
      <text:h text:style-name="Heading_20_3" text:outline-level="3">Collaboratif</text:h>
      <text:p text:style-name="P2">Une des spécificités de SPIP est qu'il est fort axé sur la collaboration entre rédacteurs. Le modèle qu'il prône est le suivant :</text:p>
      <text:list xml:id="list1289323807" text:style-name="L4">
        <text:list-item>
          <text:p text:style-name="P37">Une communauté large de rédacteurs (auteurs) proposent, un comité de rédaction (les administrateurs) valident.</text:p>
        </text:list-item>
        <text:list-item>
          <text:p text:style-name="P37">Les rédacteurs n'écrivent que la structure et le contenu, le graphisme est ajouté lors de la publication. Les « squelettes<text:note text:id="ftn3" text:note-class="footnote"><text:note-citation>3</text:note-citation><text:note-body><text:p text:style-name="Footnote">Les squelettes font référence à ce qui est appelé dans d'autres terminologies <text:span text:style-name="T12">template</text:span><text:span text:style-name="T6"> ou </text:span><text:span text:style-name="T12">modèle</text:span><text:span text:style-name="T6">.</text:span></text:p></text:note-body></text:note> » gèrent cette structuration graphique du contenu.</text:p>
        </text:list-item>
        <text:list-item>
          <text:p text:style-name="P37">La possibilité existe de déléguer la modération sur une partie du site, via le statut d'administrateur restreint.</text:p>
        </text:list-item>
        <text:list-item>
          <text:p text:style-name="P37">Les articles peuvent prendre différents statuts, de l'idée à la publication.</text:p>
        </text:list-item>
      </text:list>
      <text:h text:style-name="Heading_20_3" text:outline-level="3">Fonctionnalités de base et avancées</text:h>
      <text:p text:style-name="Text_20_body"><text:span text:style-name="T42">SPIP offre dans son « noyau » les fonctionnalités classiques d'un SGC : interface web pour l'édition de contenu, </text:span><text:span text:style-name="T42">organisation du contenu, </text:span><text:span text:style-name="T42">création et modification de pages, insertion d'images... Il offre en outre la possibilité d'étendre facilement ces fonctionnalités via l'utilisation de greffons (</text:span>plugins<text:span text:style-name="T42">), depuis la version 1.9.</text:span></text:p>
      <text:h text:style-name="P63" text:outline-level="2">Utilisateurs</text:h>
      <text:p text:style-name="P4">Une personne peut être identifiée par SPIP au moyen d'un identifiant et d'un mot de passe. Elle est alors un <text:span text:style-name="T12">utilisateur </text:span>de SPIP. Il existe différents types d'utilisateurs SPIP :</text:p>
      <text:list xml:id="list1097966991" text:style-name="L5">
        <text:list-item>
          <text:p text:style-name="P44"><text:span text:style-name="T31">Visiteur</text:span><text:span text:style-name="T26"> &gt; Quelqu'un qui est identifié et participe de manière non anonyme aux forums sur le site (le cas échéant). Il ne peut pas accéder à l'interface d'administration.</text:span></text:p>
        </text:list-item>
        <text:list-item>
          <text:p text:style-name="P44"><text:span text:style-name="T31">Auteur</text:span><text:span text:style-name="T26"> &gt; Quelqu'un qui peut écrire des articles dans l'interface d'administration.</text:span></text:p>
        </text:list-item>
        <text:list-item>
          <text:p text:style-name="P44"><text:span text:style-name="T31">Administrateur</text:span><text:span text:style-name="T26"> &gt; Quelqu'un qui peut gérer des rubriques et autres éléments de contenu. Un administrateur peut </text:span><text:span text:style-name="T34">publier </text:span><text:span text:style-name="T26">du contenu. Il est possible de restreindre les droits d'administration à une rubrique en particulier.</text:span></text:p>
        </text:list-item>
        <text:list-item>
          <text:p text:style-name="P44"><text:span text:style-name="T31">Webmestre</text:span><text:span text:style-name="T26"> &gt; Cet utilisateur a tous les droits administratifs sur le SGC.</text:span></text:p>
        </text:list-item>
      </text:list>
      <text:h text:style-name="P63" text:outline-level="2"><text:soft-page-break/>L'interface d'administration de SPIP</text:h>
      <text:p text:style-name="P6"><text:span text:style-name="T17">L'interface d'administration (espace privé) d'un site SPIP est classiquement joignable à l'adresse suivante : </text:span><text:a xlink:type="simple" xlink:href="http://adresse-de-votre-site.tld/ecrire">http://adresse-de-votre-site.tld/ecrire</text:a><text:span text:style-name="T17"> .</text:span></text:p>
      <text:p text:style-name="P4">Une fois connecté à l'admin du site, vous pouvez activer un <text:span text:style-name="T1">menu d'administration contextuel</text:span>. <text:s text:c="2"/>Ce menu donne accès à des outils administratifs comme la possibilité de vider le cache d'une page visitée (voir ci-dessous). Pour activer ce menu, procédez comme suit :</text:p>
      <text:list xml:id="list1894463685" text:style-name="L6">
        <text:list-item>
          <text:p text:style-name="P30"><text:span text:style-name="T17">Rendez-vous dans l'interface d'administration : </text:span><text:a xlink:type="simple" xlink:href="http://adresse-de-votre-site.tld/ecrire">http://adresse-de-votre-</text:a><text:a xlink:type="simple" xlink:href="http://adresse-de-votre-site.tld/ecrire">site.tld/ecrire</text:a><text:span text:style-name="T17"> .</text:span></text:p>
        </text:list-item>
        <text:list-item>
          <text:p text:style-name="P31">Connectez-vous avec votre identifiant et mot de passe.</text:p>
        </text:list-item>
        <text:list-item>
          <text:p text:style-name="P31">Cliquez sur le bouton « Placer le cookie de correspondance. » dans la partie supérieure gauche de l'écran.<text:line-break/><text:span text:style-name="T12">Le menu administratif est maintenant affiché dans l'interface publique du site.</text:span></text:p>
        </text:list-item>
      </text:list>
      <text:h text:style-name="P63" text:outline-level="2">Les concepts « contenu » principaux derrière SPIP</text:h>
      <text:p text:style-name="P2">Le contenu d'un site web en SPIP est organisé suivant quelques principes de base.</text:p>
      <text:p text:style-name="P2"><draw:rect text:anchor-type="paragraph" draw:z-index="9" draw:style-name="gr1" draw:text-style-name="P77" svg:width="3.998cm" svg:height="2.239cm" svg:x="1.235cm" svg:y="0.326cm"><text:p text:style-name="P77">Rubrique</text:p></draw:rect><draw:rect text:anchor-type="paragraph" draw:z-index="13" draw:style-name="gr1" draw:text-style-name="P77" svg:width="3.998cm" svg:height="2.239cm" svg:x="5.941cm" svg:y="0.337cm"><text:p text:style-name="P77">Rubrique</text:p></draw:rect></text:p>
      <text:p text:style-name="P2"/>
      <text:p text:style-name="P2"/>
      <text:p text:style-name="P2"><draw:custom-shape text:anchor-type="paragraph" draw:z-index="10" draw:style-name="gr4" svg:width="1.56cm" svg:height="1.802cm" svg:x="0.896cm" svg:y="0.376cm"><text:p>article</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1" draw:style-name="gr5" svg:width="1.56cm" svg:height="1.802cm" svg:x="1.833cm" svg:y="0.376cm"><text:p>article</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2" draw:style-name="gr4" svg:width="1.56cm" svg:height="1.802cm" svg:x="2.937cm" svg:y="0.376cm"><text:p>article</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4" draw:style-name="gr6" svg:width="1.56cm" svg:height="1.802cm" svg:x="5.602cm" svg:y="0.34cm"><text:p>article</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5" draw:style-name="gr4" svg:width="1.56cm" svg:height="1.802cm" svg:x="6.539cm" svg:y="0.34cm"><text:p>article</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6" draw:style-name="gr4" svg:width="1.56cm" svg:height="1.802cm" svg:x="7.643cm" svg:y="0.34cm"><text:p>article</text:p><draw:enhanced-geometry svg:viewBox="0 0 21600 21600" draw:glue-points="10800 0 0 10800 10800 21600 21600 10800" draw:text-areas="5400 5400 16200 16200" draw:type="diamond" draw:enhanced-path="M 10800 0 L 21600 10800 10800 21600 0 10800 10800 0 Z N"/></draw:custom-shape></text:p>
      <text:p text:style-name="P2"/>
      <text:p text:style-name="P2"/>
      <text:p text:style-name="P2"><draw:ellipse text:anchor-type="paragraph" draw:z-index="17" draw:style-name="gr1" draw:text-style-name="P77" svg:width="0.851cm" svg:height="0.539cm" svg:x="3.392cm" svg:y="-0.078cm"><text:p text:style-name="P77">mot</text:p></draw:ellipse><draw:ellipse text:anchor-type="paragraph" draw:z-index="18" draw:style-name="gr1" draw:text-style-name="P77" svg:width="0.851cm" svg:height="0.539cm" svg:x="3.93cm" svg:y="0.203cm"><text:p text:style-name="P77">mot</text:p></draw:ellipse><draw:ellipse text:anchor-type="paragraph" draw:z-index="19" draw:style-name="gr1" draw:text-style-name="P77" svg:width="0.851cm" svg:height="0.539cm" svg:x="1.408cm" svg:y="-0.009cm"><text:p text:style-name="P77">mot</text:p></draw:ellipse><draw:ellipse text:anchor-type="paragraph" draw:z-index="20" draw:style-name="gr1" draw:text-style-name="P77" svg:width="0.851cm" svg:height="0.539cm" svg:x="7.161cm" svg:y="-0.044cm"><text:p text:style-name="P77">mot</text:p></draw:ellipse></text:p>
      <text:p text:style-name="P2"/>
      <text:h text:style-name="P72" text:outline-level="3">Rubriques</text:h>
      <text:p text:style-name="P2">Les rubriques sont les « conteneurs » du contenu. Chaque élément de contenu doit être placé dans une et une seule rubrique. L'organisation de toutes les rubriques représente la hiérarchie du site, sa « carte ».</text:p>
      <text:p text:style-name="P54"><text:span text:style-name="T17">Un </text:span><text:span text:style-name="T18">Secteur </text:span><text:span text:style-name="T17">est une rubrique à la racine du site.</text:span></text:p>
      <text:h text:style-name="P72" text:outline-level="3">Articles</text:h>
      <text:p text:style-name="P2">Un article est l'unité de contenu de base de SPIP. Un article contient du texte et les <text:span text:style-name="T1">éléments liés</text:span> (images, vidéos, PDF, sons...). Il est défini par différents champs, dont son titre, des mots-clés obligatoires ou facultatifs et sa place dans la hiérarchie.</text:p>
      <text:p text:style-name="Text_20_body"><text:span text:style-name="T17">Il y a d'</text:span><text:span text:style-name="T18">autres types </text:span><text:span text:style-name="T17">de contenus, moins usités (facultatifs) : brèves, sites</text:span></text:p>
      <text:h text:style-name="P72" text:outline-level="3">Statut d'un article</text:h>
      <text:p text:style-name="P2">Un nouvel article est considéré comme <text:span text:style-name="T12">brouillon (en cours de rédaction)</text:span><text:span text:style-name="T6">. Il est visible en ligne uniquement après avoir été </text:span><text:span text:style-name="T12">publié </text:span><text:span text:style-name="T6">par la personne adéquate. C'est seulement à ce moment que la rubrique qui le contient est également visible.</text:span></text:p>
      <text:list xml:id="list1201344345" text:style-name="L7">
        <text:list-item>
          <text:p text:style-name="P38">En cours de rédaction</text:p>
        </text:list-item>
        <text:list-item>
          <text:p text:style-name="P38"><text:soft-page-break/>Proposé à l'évaluation</text:p>
        </text:list-item>
        <text:list-item>
          <text:p text:style-name="P38">Publié</text:p>
        </text:list-item>
        <text:list-item>
          <text:p text:style-name="P38">Refusé</text:p>
        </text:list-item>
        <text:list-item>
          <text:p text:style-name="P38">à la poubelle</text:p>
        </text:list-item>
      </text:list>
      <text:p text:style-name="P10">N'oubliez pas : un article n'est visible sur votre site qu'une fois <text:span text:style-name="T1">publié</text:span>. Une rubrique n'est visible que quand elle contient un article publié.</text:p>
      <text:h text:style-name="P72" text:outline-level="3">Mots-clés</text:h>
      <text:p text:style-name="Text_20_body">SPIP permet de définir des mots-clés, organisés en <text:span text:style-name="T1">groupes</text:span>. Ces mots-clés peuvent être assignés au contenu afin de faciliter sa classification.</text:p>
      <text:h text:style-name="P63" text:outline-level="2">Langues</text:h>
      <text:p text:style-name="P4">SPIP est prévu pour fonctionner en plusieurs langues. Il vous permet de définir une langue pour l'interface publique et l'interface d'administration. L'interface d'administration existe de manière native dans de nombreuses langues. Les traductions des éléments de contenu du site sont à intégrer dans l'outil par le gestionnaire du site. Nous n'irons cependant pas plus loin dans les questions de traduction, car votre site est prévu pour être <text:span text:style-name="T1">unilingue</text:span>.</text:p>
      <text:h text:style-name="P63" text:outline-level="2">Cache</text:h>
      <text:p text:style-name="P4">SPIP génère un « cache » pour chaque élément de contenu. Ce cache est une version pré-calculée de l'élément en question, calculée lors de la première visite, et renvoyée chaque fois que la même page est demandée. Ce mécanisme améliore les performances générales du site. Cela implique par ailleurs que vous devez mettre ce cache à jour lorsque vous travaillez sur du contenu existant, sous peine de voir afficher le contenu préexistant à vos modifications.</text:p>
      <text:p text:style-name="P11">N'oubliez pas : des <text:span text:style-name="T1">modifications</text:span> apportées à un élément dans SPIP ne sont visibles qu'après <text:span text:style-name="T1">expiration du cache</text:span>. Cette expiration est définie par la programmation, mais peut être forcée manuellement (cfr. ci-dessus).</text:p>
      <text:p text:style-name="P5">Pour supprimer le cache d'une page en particulier, vous pouvez procéder comme suit :</text:p>
      <text:list xml:id="list2150915188" text:style-name="procedure_5f_numer">
        <text:list-item text:start-value="1">
          <text:p text:style-name="procedure">Connectez-vous à l'espace privé et activez le cookie de correspondance (voir ci-dessus).</text:p>
        </text:list-item>
        <text:list-item>
          <text:p text:style-name="procedure">Visitez le site pour y parvenir à la page que vous souhaitez supprimer du cache.</text:p>
        </text:list-item>
        <text:list-item>
          <text:p text:style-name="procedure">Cliquez sur le bouton « Recalculer cette page », en haut à droite de l'écran.<text:line-break/><text:span text:style-name="T12">Le cache de cette page est vidée et vous en voyez maintenant la nouvelle version.</text:span></text:p>
        </text:list-item>
      </text:list>
      <text:p text:style-name="Text_20_body">Vous pouvez également vider l'entièreté du cache du site, si vous y avez apporté de grosses modifications. Pour ce faire, procédez comme suit :</text:p>
      <text:list xml:id="list1936036954" text:continue-list="list2150915188" text:style-name="procedure_5f_numer">
        <text:list-item text:start-value="1">
          <text:p text:style-name="procedure"><text:soft-page-break/>Dans l'espace privé, dans le sous-menu de « Configuration », sélectionnez l'option « Vider le cache ».</text:p>
        </text:list-item>
        <text:list-item>
          <text:p text:style-name="procedure">Cliquez sur le bouton « Vider le cache » dans la zone « Taille du répertoire cache ».<text:line-break/><text:span text:style-name="T12">Le cache de l'entièreté du site est vidée. Les modifications seront visibles partout.</text:span></text:p>
        </text:list-item>
      </text:list>
      <text:p text:style-name="Text_20_body">Il y a aussi un <text:span text:style-name="T1">cache sur votre ordinateur</text:span> (navigateur). Quand vous travaillez sur un site, il est parfois nécessaire de la vider aussi (pour tout ce qui a trait aux images et aux CSS). Chaque navigateur offre cette possibilité ; nous vous renvoyons vers la documentation du vôtre.</text:p>
      <text:h text:style-name="P61" text:outline-level="1">SPIP – votre version</text:h>
      <text:p text:style-name="P2">SPIP est un kit. Quand on l'installe, on a un site « modèle », qui fonctionne, sans rien faire. Mais dans presque tous les cas, il est nécessaire d'adapter le modèle aux besoins spécifiques.</text:p>
      <text:p text:style-name="P41">Lorsqu'on construit un site SPIP spécifique, des choix techniques et conceptuels doivent être faits afin d'adapter le site à la structure du contenu. Nous décrivons ci-après certains de ces choix, faits par Vertige pour faciliter l'adaptabilité de votre site. Par simplicité, nous appellerons ci-après cette version de SPIP le « SPIP <text:span text:style-name="T68"><text:user-field-get text:name="nom_site">Observatoire</text:user-field-get></text:span> ».</text:p>
      <text:h text:style-name="Heading_20_2" text:outline-level="2">Introduction SPIP</text:h>
      <text:h text:style-name="Heading_20_3" text:outline-level="3">Squelettes</text:h>
      <text:p text:style-name="P2">Comme vu ci-avant, un squelette est une manière de structurer au niveau visuel les données d'un site. Il existe donc au minimum un squelette par site, mais vous pouvez en avoir autant que vous le souhaitez, un par type de page.</text:p>
      <text:p text:style-name="P48"><text:span text:style-name="T17">En pratique, SPIP offre quelques squelettes de base : </text:span>pour le sommaire (la page d'accueil), un article et une rubrique, un fil RSS<text:note text:id="ftn4" text:note-class="footnote"><text:note-citation>4</text:note-citation><text:note-body><text:p text:style-name="Footnote">Nous ne définirons pas ici le concept de syndication, dont le fil RSS est un outil. Le curieux pourra en apprendre plus en ligne (ici, par exemple : <text:a xlink:type="simple" xlink:href="http://fr.wikipedia.org/wiki/Flux_RSS">http://fr.wikipedia.org/wiki/Flux_RSS</text:a>).</text:p></text:note-body></text:note>, une carte du site, un formulaire de contact... Le SPIP <text:span text:style-name="T68"><text:user-field-get text:name="nom_site">Observatoire</text:user-field-get></text:span> fournit une version à lui de ces squelettes.</text:p>
      <text:h text:style-name="Heading_20_3" text:outline-level="3">Plugins</text:h>
      <text:p text:style-name="P48">SPIP permet de répondre aux besoins d'un site généraliste de base (pages avec navigation, texte, images). SPIP vous permet, par le biais de greffons (plugins), d'ajouter des fonctionnalités supplémentaires. Nous décrirons plus loin les greffons <text:span text:style-name="T68">utilisés</text:span> dans le SPIP <text:span text:style-name="T68"><text:user-field-get text:name="nom_site">Observatoire</text:user-field-get></text:span>.</text:p>
      <text:h text:style-name="Heading_20_2" text:outline-level="2">Page d'accueil</text:h>
      <text:p text:style-name="P2">SPIP propose un modèle spécifique pour la page d'accueil, aussi appelée <text:span text:style-name="T12">sommaire</text:span> ou <text:span text:style-name="T12">home</text:span>. Ce modèle affiche les éléments suivants, dans l'ordre précisé :</text:p>
      <text:list xml:id="list104523728" text:style-name="L9">
        <text:list-item>
          <text:p text:style-name="P45"><text:span text:style-name="T48">L'article « Home » (n° 25). </text:span><text:span text:style-name="T49">Cet article se retrouve dans la rubrique « Hors Menu &gt; Home page ». Il vous suffit de l'éditer pour modifier le contenu du bloc correspondant sur la page d'accueil.</text:span></text:p>
        </text:list-item>
        <text:list-item>
          <text:p text:style-name="P45"><text:span text:style-name="T48">Le dernier numéro paru (dernier produit de la boutique, hors abonnements et Actes+).</text:span></text:p>
        </text:list-item>
        <text:list-item>
          <text:p text:style-name="P45"><text:span text:style-name="T48">La boîte </text:span><text:span text:style-name="T27">« </text:span><text:span text:style-name="T35">Aléatoire </text:span><text:span text:style-name="T27">». </text:span><text:span text:style-name="T28">Cette boîte reprend aléatoirement un des articles qui portent le mot-clé « aléatoire ».</text:span></text:p>
        </text:list-item>
      </text:list>
      <text:p text:style-name="P2"/>
      <text:h text:style-name="P68" text:outline-level="2"><text:soft-page-break/><text:span text:style-name="T71">Rubriques</text:span></text:h>
      <text:p text:style-name="P54"><text:span text:style-name="T71">Votre SPIP n'affiche jamais de page de rubrique. Il affiche toujours à la place la </text:span><text:span text:style-name="T3">page du premier article</text:span><text:span text:style-name="T71"> qu'elle contient.</text:span></text:p>
      <text:h text:style-name="Heading_20_2" text:outline-level="2">Métas-données pour le référencement</text:h>
      <text:p text:style-name="P2">Les squelettes prédéfinis génèrent automatiquement des <text:span text:style-name="T1">méta-données</text:span> cachées dans l'en-tête de la page. Ces méta-données seront utilisées par les moteurs de recherche pour définir comment référencer votre contenu : sur quels mots-clés, quelle description sera affichée...</text:p>
      <text:p text:style-name="P43">Pour information, les squelettes génèrent les éléments « meta » suivants, <text:span text:style-name="T71">sur base des réglages faits dans la configuration (Configuration &gt; Search Engine Optimisation).</text:span></text:p>
      <text:list xml:id="list1778897869" text:style-name="L10">
        <text:list-item>
          <text:p text:style-name="P39">Keywords (mots-clés),</text:p>
        </text:list-item>
        <text:list-item>
          <text:p text:style-name="P46"><text:span text:style-name="T17">Description.</text:span></text:p>
        </text:list-item>
      </text:list>
      <text:h text:style-name="Heading_20_2" text:outline-level="2">Recherche d'information sur le site</text:h>
      <text:p text:style-name="P2">Le site propose un moteur de recherche interne qui recherche des termes dans tout le contenu du site (<text:span text:style-name="T1">plein texte</text:span>), et dans les mots-clés SPIP.</text:p>
      <text:h text:style-name="Heading_20_2" text:outline-level="2">Tri des éléments</text:h>
      <text:p text:style-name="Text_20_body">De manière générale, les éléments (articles, brèves, rubriques) sont triés dans le site sur base des critères suivants, par ordre d'importance décroissante.</text:p>
      <text:list xml:id="list211891721" text:style-name="L11">
        <text:list-item>
          <text:p text:style-name="P47">Numéro d'ordre (du plus petit au plus grand)</text:p>
        </text:list-item>
        <text:list-item>
          <text:p text:style-name="P47">Titre (par ordre alphabétique)</text:p>
        </text:list-item>
      </text:list>
      <text:p text:style-name="Text_20_body">Le numéro d'ordre est un numéro dont on préfixe le titre d'un élément, suivi d'un point et d'un espace, comme ceci :</text:p>
      <text:p text:style-name="code">430. Le titre, précédé d'un numéro d'ordre, d'un point et d'un espace</text:p>
      <text:p text:style-name="Text_20_body">Dans certains cas, lorsque ce critère est pertinent, la date devient le critère de tri principal, par ordre chronologique.</text:p>
      <text:h text:style-name="P67" text:outline-level="2">Navigation</text:h>
      <text:p text:style-name="P48">Le SPIP <text:span text:style-name="T68"><text:user-field-get text:name="nom_site">Observatoire</text:user-field-get></text:span> vous permet de définir <text:span text:style-name="T69">une </text:span><text:span text:style-name="T1">navigations supérieure </text:span>sur base d'une arborescence de rubriques. Nous avons vu précédemment comment le contenu est organisé en secteurs, sous-rubriques et articles. Plus spécifiquement, vous pouvez choisir certaines de ces rubriques et sous-rubriques afin de les afficher en tant qu'éléments de menu et sous-menu.</text:p>
      <text:h text:style-name="Heading_20_3" text:outline-level="3">Les rubriques du site</text:h>
      <text:p text:style-name="P2">Dans un site complexe, il peut devenir difficile de s'y retrouver dans l'ensemble des rubriques foisonnantes. Un outil simple peut cependant vous y aider, dans l'espace privé. Vous pouvez afficher <text:span text:style-name="T1">l'entièreté de l'arborescence</text:span> des rubriques comme suit :</text:p>
      <text:list xml:id="list1726786174" text:continue-list="list1936036954" text:style-name="procedure_5f_numer">
        <text:list-item text:start-value="1">
          <text:p text:style-name="procedure">Dans l'espace privé, cliquez sur le bouton à gauche de la barre de couleur, intitulé « Tout le site ». <draw:frame draw:style-name="fr1" draw:name="images1" text:anchor-type="as-char" svg:y="-0.31cm" svg:width="0.811cm" svg:height="0.628cm" draw:z-index="1"><draw:image xlink:href="Pictures/100000000000001F00000018CE567F0D.png" xlink:type="simple" xlink:show="embed" xlink:actuate="onLoad"/></draw:frame><text:line-break/><text:span text:style-name="T12">La liste de toutes les secteurs s'affiche.</text:span></text:p>
        </text:list-item>
        <text:list-item>
          <text:p text:style-name="procedure"><text:soft-page-break/>Pour afficher toutes les sous-rubriques, cliquez à plusieurs reprises sur le bouton « Tout déplier ».<text:line-break/><text:span text:style-name="T12">Les sous-rubriques s'affichent, de niveau en niveau.</text:span></text:p>
        </text:list-item>
      </text:list>
      <text:p text:style-name="P2">Attention cependant que toutes les rubriques ne sont pas reprises dans l<text:span text:style-name="T69">a </text:span>navigation. Nous détaillons ci-dessous les mécanismes qui l<text:span text:style-name="T69">a</text:span> régissent.</text:p>
      <text:h text:style-name="Heading_20_3" text:outline-level="3">Menu du haut</text:h>
      <text:p text:style-name="P42">Le menu du haut est composé de <text:span text:style-name="T2">tous les</text:span> <text:span text:style-name="T1">secteurs </text:span><text:span text:style-name="T9">sauf le « 9999. Hors menu »</text:span>. Il peut contenir un nombre infini de niveaux ; nous vous conseillons cependant de ne pas aller plus loin que <text:span text:style-name="T1">2 niveaux </text:span>sous le niveau principal, pour éviter de perdre le visiteur.</text:p>
      <text:p text:style-name="Text_20_body"><text:span text:style-name="T42">Le menu supérieur est un menu de type «</text:span><text:span text:style-name="T25"> roll-over </text:span><text:span text:style-name="T42">» : passer avec le curseur de la souris sur un </text:span><text:span text:style-name="T43">secteur</text:span><text:span text:style-name="T42"> affiche ses sous-rubriques.</text:span></text:p>
      <text:h text:style-name="Heading_20_3" text:outline-level="3">Fil d'Ariane</text:h>
      <text:p text:style-name="Text_20_body">Le site affiche à tout moment l'endroit où vous vous trouver dans l'arborescence, dans le haut de la page. Ce repère bien pratique s'appelle <text:span text:style-name="T12">fil d'Ariane</text:span><text:span text:style-name="T6"> (breadcrumb, en anglais</text:span><text:span text:style-name="T6"><text:note text:id="ftn5" text:note-class="footnote"><text:note-citation>5</text:note-citation><text:note-body><text:p text:style-name="Footnote">Chacun a ses références favorites. Les latins ont le mythe de Thésée, les anglo-saxons ont le Petit Poucet et sa piste de miettes de pain (breadcrumb).</text:p></text:note-body></text:note></text:span><text:span text:style-name="T6">). </text:span></text:p>
      <text:p text:style-name="P50">Ex : <text:span text:style-name="T69">Autres publications &gt; Collection Actes+ &gt; Présentation</text:span></text:p>
      <text:p text:style-name="P6">Vous pouvez cliquer sur chaque élément de ce fil d'Ariane <text:span text:style-name="T69">(sauf le dernier) </text:span>pour retourner au niveau correspondant.</text:p>
      <text:h text:style-name="P65" text:outline-level="2"><text:span text:style-name="T71">Mots-clés spécifiques</text:span></text:h>
      <text:p text:style-name="P54"><text:span text:style-name="T54">Votre site utilise des mots-clés pour définir le fonctionnement de certaines rubriques et articles. Ainsi, </text:span></text:p>
      <text:list xml:id="list607006767" text:style-name="L13">
        <text:list-item>
          <text:p text:style-name="P55"><text:span text:style-name="T54">Pour </text:span><text:span text:style-name="T55">qu'un article affiche une </text:span><text:span text:style-name="T20">liste de produits</text:span><text:span text:style-name="T55">, il faut lui assigner </text:span><text:span text:style-name="T54">le mot-clé « Rubrique Boutique » (dans Système – Articles). </text:span><text:span text:style-name="T55">La page affichera alors le texte de cet article suivi de tous les produits que contient la rubrique de l'article.</text:span></text:p>
        </text:list-item>
        <text:list-item>
          <text:p text:style-name="P55"><text:span text:style-name="T55">Pour définir </text:span><text:span text:style-name="T56">le </text:span><text:span text:style-name="T55">nom d</text:span><text:span text:style-name="T56">'une</text:span><text:span text:style-name="T55"> revue, </text:span><text:span text:style-name="T56">il faut assigner</text:span><text:span text:style-name="T55"> à </text:span><text:span text:style-name="T56">u</text:span><text:span text:style-name="T54">ne rubrique le mot clé «</text:span><text:span text:style-name="T21"> Titre revue </text:span><text:span text:style-name="T54">» (dans « Système – Rubriques »). </text:span><text:span text:style-name="T56">De la sorte, tous les produits qu'elle contient seront considérés comme des numéros de cette revue</text:span><text:span text:style-name="T54">.</text:span></text:p>
        </text:list-item>
      </text:list>
      <text:h text:style-name="P64" text:outline-level="2"><text:span text:style-name="T69">Autres éléments de l'interface</text:span></text:h>
      <text:h text:style-name="Heading_20_3" text:outline-level="3"><text:span text:style-name="T50">Logo</text:span></text:h>
      <text:p text:style-name="P51"><text:span text:style-name="T51">Vous pouvez définir le logo du site via la configuration générale. Pour changer le logo du sute, procédez comme suit : </text:span></text:p>
      <text:list xml:id="list279656853" text:continue-list="list1726786174" text:style-name="procedure_5f_numer">
        <text:list-item text:start-value="1">
          <text:p text:style-name="P19">Connectez-vous à l'espace privé.</text:p>
        </text:list-item>
        <text:list-item>
          <text:p text:style-name="P19"><text:span text:style-name="T51">Cliquez sur l'option « Configuration ».</text:span></text:p>
        </text:list-item>
        <text:list-item>
          <text:p text:style-name="P19"><text:span text:style-name="T51">Dans la boîte « Logo de ce site », en haut à gauche, cliquez sur le triangle à gauche du titre.</text:span></text:p>
        </text:list-item>
        <text:list-item>
          <text:p text:style-name="P19"><text:span text:style-name="T51">Cliquez sur « Supprimer » pour supprimer le logo actuel. Attention, cette opération </text:span><text:soft-page-break/><text:span text:style-name="T51">est irréversible.</text:span></text:p>
        </text:list-item>
        <text:list-item>
          <text:p text:style-name="P19"><text:span text:style-name="T51">Cliquez sur le bouton « Parcourir » pour trouver le nouveau logo sur votre disque dur. Attention de bien utiliser un logo ayant les dimensions appropriées (541 x 75px).</text:span></text:p>
        </text:list-item>
        <text:list-item>
          <text:p text:style-name="P19"><text:span text:style-name="T51">Cliquez sur « Télécharger ».<text:line-break/></text:span><text:span text:style-name="T36">Le nouveau logo est maintenant en ligne.</text:span></text:p>
        </text:list-item>
      </text:list>
      <text:h text:style-name="Heading_20_3" text:outline-level="3"><text:span text:style-name="T52">Mention des d</text:span><text:span text:style-name="T50">roits d'auteurs</text:span></text:h>
      <text:p text:style-name="P52"><text:span text:style-name="T52">La mention des droits d'auteurs qui figure dans le bas de toutes les pages se trouve dans l'</text:span><text:span text:style-name="T19">article n°26</text:span><text:span text:style-name="T52">. Vous pouvez donc la modifier en éditant cet article.</text:span></text:p>
      <text:h text:style-name="Heading_20_3" text:outline-level="3"><text:span text:style-name="T50">Partenaires</text:span></text:h>
      <text:p text:style-name="P52"><text:span text:style-name="T52">Le pied de page qui reprend les logos des partenaires est composé de tous les </text:span><text:span text:style-name="T19">documents du portfolio de l'article n°27</text:span><text:span text:style-name="T44">.</text:span></text:p>
      <text:p text:style-name="P52"><text:span text:style-name="T44">Pour ajouter un nouveau logo de partenaire, procédez comme suit :</text:span></text:p>
      <text:list xml:id="list776944728" text:continue-list="list279656853" text:style-name="procedure_5f_numer">
        <text:list-item text:start-value="1">
          <text:p text:style-name="P20"><text:span text:style-name="T44">Rendez-vous sur l'aperçu de l'article n°27 (</text:span><text:a xlink:type="simple" xlink:href="http://www.revueobservatoire.be/ecrire/?exec=articles&amp;id_article=27">http://www.revueobservatoire.be/ecrire/?exec=articles&amp;id_article=27</text:a><text:span text:style-name="T44">), dans la rubrique « Hors menu &gt; Home page ».</text:span></text:p>
        </text:list-item>
        <text:list-item>
          <text:p text:style-name="P21"><text:span text:style-name="T45">Dans la boîte « Joindre un document », en bas à droite, cliquez sur le bouton « Parcourir » et trouvez l'image du logo sur votre disque dur. Choisissez de préférence une image qui fait déjà approximativement la taille adéquate (62px de hauteur).</text:span></text:p>
        </text:list-item>
        <text:list-item>
          <text:p text:style-name="P21"><text:span text:style-name="T45">Cliquez sur « Télécharger ».<text:line-break/></text:span><text:span text:style-name="T40">L'image est ajoutée au Portfolio </text:span><text:span text:style-name="T32">de l'article.</text:span></text:p>
        </text:list-item>
        <text:list-item>
          <text:p text:style-name="P21"><text:span text:style-name="T32">Si les détails de l'image ne s'affichent pas, cliquez sur le triangle qui précède le nom du document.</text:span></text:p>
        </text:list-item>
        <text:list-item>
          <text:p text:style-name="P21"><text:span text:style-name="T32">Définissez un « Titre du document ». Celui-ci apparaîtra au survol sur l'image.</text:span></text:p>
        </text:list-item>
        <text:list-item>
          <text:p text:style-name="P21"><text:span text:style-name="T32">Définissez une « Description » pour le document. Celle-ci créera un lien sur le logo pointant vers l'adresse renseignée. N'oubliez pas le « http:// » devant l'adresse.</text:span></text:p>
        </text:list-item>
        <text:list-item>
          <text:p text:style-name="P22"><text:span text:style-name="T33">Cliquez sur « Enregistrer » pour conserver les modifications.</text:span></text:p>
        </text:list-item>
      </text:list>
      <text:p text:style-name="P53"><text:span text:style-name="T33">Pour modifier un logo existant, procédez de manière similaire.</text:span></text:p>
      <text:h text:style-name="P63" text:outline-level="2">Introduire du contenu textuel</text:h>
      <text:h text:style-name="Heading_20_3" text:outline-level="3">Éditeur de contenu</text:h>
      <text:p text:style-name="Text_20_body"><text:span text:style-name="T17">SPIP a une approche « puriste » du contenu. Il suppose la séparation la plus complète possible entre le contenu et sa mise en forme. C'est pourquoi il n'intègre pas d'éditeur « What You See Is What You Get » (WYSIWYG ; Ce que vous voyez est ce que vous obtenez). La mise en forme que propose l'éditeur classique de SPIP se résume aux intertitres, au gras et à l'italique, via des </text:span><text:span text:style-name="T18">raccourcis typographiques</text:span><text:span text:style-name="T17">. L'apparence de ces éléments peut alors être bien définie dans la feuille de style (CSS) du site.</text:span></text:p>
      <text:p text:style-name="P2">Certaines choses ne sont <text:span text:style-name="T1">PAS possibles </text:span>avec des raccourcis typographiques. Leur objectif est de simplifier la mise en forme, pas de vous laisser faire n'importe quoi. </text:p>
      <text:p text:style-name="P2"><text:soft-page-break/>Vous avez toujours la possibilité d'ajouter du <text:span text:style-name="T1">code HTML</text:span> dans le contenu de vos articles. Il sera partiellement filtré par SPIP, pour éviter les failles de sécurité. L'ajout de code HTML est cependant déconseillé, et à réserver aux cas très particuliers.</text:p>
      <text:p text:style-name="P2">Nous décrivons ci-dessous quelques raccourcis typographiques souvent utilisés. Leur usage est simplifié par l'éditeur.</text:p>
      <text:p text:style-name="P10">Lorsque vous faites du « copier-coller » à partir d'un logiciel de traitement de texte (ex : Word), l'éditeur supprime tout le formatage du texte.</text:p>
      <text:h text:style-name="Heading_20_4" text:outline-level="4">Liste à puce</text:h>
      <text:p text:style-name="P8">-* element 1</text:p>
      <text:p text:style-name="P8">-* element 2</text:p>
      <text:p text:style-name="P8">-** element 2.1</text:p>
      <text:p text:style-name="P8">-* element 3</text:p>
      <text:h text:style-name="Heading_20_4" text:outline-level="4">Liste numérotée</text:h>
      <text:p text:style-name="P8">-# element 1</text:p>
      <text:p text:style-name="P8">-# element 2</text:p>
      <text:p text:style-name="P8">-## element 2.1</text:p>
      <text:p text:style-name="P8">-# element 3</text:p>
      <text:h text:style-name="P32" text:outline-level="4">Passage à la ligne</text:h>
      <text:p text:style-name="P7">Pour passer à la ligne dans SPIP, il ne suffit pas de... passer à la ligne avec la touche ENTER (ENTRÉE). Il faut utiliser le code suivant :</text:p>
      <text:p text:style-name="code">_ Votre texte</text:p>
      <text:p text:style-name="P3">Il s'agit donc de faire précéder le texte de la nouvelle ligne par un trait de soulignement et un espace. Cela peut être effectué également en pressant la combinaison de touches SHIFT et ENTER (MAJ + ENTRÉE).</text:p>
      <text:h text:style-name="Heading_20_4" text:outline-level="4">Paragraphes</text:h>
      <text:p text:style-name="Text_20_body">Pour commencer un nouveau paragraphe, vous devez passer 2 fois à la ligne (ENTER).</text:p>
      <text:h text:style-name="Heading_20_4" text:outline-level="4">Tableaux</text:h>
      <text:p text:style-name="Text_20_body">Vous pouvez générer automatiquement des tableaux en utilisant le code suivant :</text:p>
      <text:p text:style-name="code">| {{Titre de la première colonne}} | {{Titre de la deuxième colonne}} |</text:p>
      <text:p text:style-name="code"><text:soft-page-break/>| Contenu de la 1e ligne de la 1e colonne | Contenu de la 1e ligne de la 2e colonne |</text:p>
      <text:p text:style-name="code">| Contenu de la 2e ligne de la 1e colonne | Contenu de la 2e ligne de la 2e colonne |</text:p>
      <text:p text:style-name="Text_20_body">Le caractère utilisé est la barre verticale (pipe, en anglais), et non un I majuscule ou un l.</text:p>
      <text:h text:style-name="Heading_20_4" text:outline-level="4">Code HTML</text:h>
      <text:p text:style-name="Text_20_body">Si vous tenez absolument à introduire du code HTML dans un article, vous devez l'insérer dans la balise &lt;html&gt; (et sa balise fermante &lt;/html&gt; :</text:p>
      <text:p text:style-name="code">&lt;html&gt; Le code HTML à &lt;a href='test.html'&gt;insérer&lt;/a&gt; &lt;/html&gt;</text:p>
      <text:h text:style-name="Heading_20_2" text:outline-level="2">Introduire du contenu non textuel</text:h>
      <text:h text:style-name="Heading_20_3" text:outline-level="3">Balises et filtres</text:h>
      <text:p text:style-name="P2">De manière générale, SPIP permet d'inclure du contenu via l'utilisation de <text:span text:style-name="T13">balises</text:span> spécifiques, sous la forme suivante :</text:p>
      <text:p text:style-name="code">&lt;baliseID&gt;</text:p>
      <text:p text:style-name="Text_20_body">« balise » y est le nom de la balise et ID l'identifiant de l'élément à insérer. Dans ce document, nous noterons toujours ID, qu'il faudra remplacer en pratique par l'identifiant de l'élément à insérer.</text:p>
      <text:p text:style-name="Text_20_body">SPIP permet par ailleurs de moduler le contenu correspondant à ces balises par l'utilisation de <text:span text:style-name="T13">filtres</text:span><text:span text:style-name="T6">, sous la forme suivante :</text:span></text:p>
      <text:p text:style-name="P9">&lt;baliseID|filtre1|filtre2&gt;</text:p>
      <text:p text:style-name="P6">Un filtre permet par exemple de définir un paramètre supplémentaire, un réglage spécifique... Nous verrons ci-dessous quelques exemples.</text:p>
      <text:h text:style-name="Heading_20_3" text:outline-level="3">Multimédia</text:h>
      <text:p text:style-name="Text_20_body">La procédure générale pour faire parvenir des fichiers multimédia sur le serveur (<text:span text:style-name="T12">uploader</text:span>) est toujours la même. Nous la décrivons ci-dessous.</text:p>
      <text:list xml:id="list279009093" text:style-name="L12">
        <text:list-item>
          <text:p text:style-name="P13">Ouvrez l'article pour l'éditer.</text:p>
        </text:list-item>
        <text:list-item>
          <text:p text:style-name="P13">Dans zone « Ajouter une image ou un document » du coin supérieur gauche, cliquez dans le champ « Télécharger depuis votre ordinateur » ou sur le bouton « Parcourir ».</text:p>
        </text:list-item>
        <text:list-item>
          <text:p text:style-name="P13">Trouvez le fichier souhaité sur votre disque dur, sélectionnez-le et cliquez sur le bouton « Ouvrir ».</text:p>
        </text:list-item>
        <text:list-item>
          <text:p text:style-name="P13">Cliquez sur le bouton « Télécharger ».<text:line-break/><text:span text:style-name="T12">Le fichier sera téléchargé et disponible pour intégration dans un article. Notez son </text:span><text:span text:style-name="T13">identifiant</text:span><text:span text:style-name="T12">, qui vous servira à l'insérer dans le contenu.</text:span></text:p>
        </text:list-item>
      </text:list>
      <text:p text:style-name="P6">Vous pouvez par ailleurs ajouter des informations descriptives au fichier ainsi téléchargé.</text:p>
      <text:list xml:id="list687905729" text:continue-list="list279009093" text:style-name="L12">
        <text:list-item text:start-value="1">
          <text:p text:style-name="P14"><text:soft-page-break/>Cliquez sur le lien « Modifier ».</text:p>
        </text:list-item>
        <text:list-item>
          <text:p text:style-name="P14">Introduisez toute information qui vous aidera à identifier le fichier et le retrouver plus facilement (Titre, Description, Crédits).</text:p>
        </text:list-item>
        <text:list-item>
          <text:p text:style-name="P12"><text:span text:style-name="T26">Cliquez sur le bouton “Enregistrer“.<text:line-break/></text:span><text:span text:style-name="T34">Ces informations seront affichées sur le site public, sur certains type de pages.</text:span></text:p>
        </text:list-item>
      </text:list>
      <text:p text:style-name="P2">La manière d'intégrer ce contenu dans les articles varie en fonction de son type. </text:p>
      <text:h text:style-name="Heading_20_4" text:outline-level="4">Image</text:h>
      <text:p text:style-name="Text_20_body">SPIP permet d'insérer des images grâce à la balise &lt;imgID&gt;. Ainsi, pour ajouter une image dans un article, vous devez insérer la balise dans le contenu à l'endroit qui sied. Un filtre permet de définir son alignement.</text:p>
      <text:p text:style-name="Text_20_body">Si vous souhaitez par exemple ajouter l'image 14 dans un article, vous utiliserez le code suivant :</text:p>
      <text:p text:style-name="code">&lt;img14|left&gt;</text:p>
      <text:p text:style-name="Text_20_body">Si vous voulez que l'image soit alignée à gauche, avec le texte qui l'encadre sur la droite.</text:p>
      <text:p text:style-name="code">&lt;img14|center&gt;</text:p>
      <text:p text:style-name="Text_20_body">Si vous voulez que l'image soit centrée.</text:p>
      <text:p text:style-name="code">&lt;img14|right&gt;</text:p>
      <text:p text:style-name="Text_20_body">Si vous voulez que l'image soit alignée à droite, avec le texte qui l'encadre à gauche.</text:p>
      <text:p text:style-name="Text_20_body">Pour de meilleurs résultats, nous vous conseillons d'utiliser des images <text:span text:style-name="T1">JPEG </text:span>ou <text:span text:style-name="T1">PNG</text:span>. Si vous disposez d'images sous d'autres formats, il est préférable de les convertir. De nombreux outils libres existent pour cela (ex : the Gimp).</text:p>
      <text:h text:style-name="Heading_20_4" text:outline-level="4">Logo d'un article</text:h>
      <text:p text:style-name="Text_20_body">Outre les images intégrées au corps du texte, vous avez la possibilité d'ajouter un logo à un article. <text:s/>Celui-ci sera affiché dans les listes d'articles et dans le haut de la page de l'article. Pour ajouter ce logo, procédez comme suit :</text:p>
      <text:list xml:id="list1005551495" text:continue-list="list776944728" text:style-name="procedure_5f_numer">
        <text:list-item text:start-value="1">
          <text:p text:style-name="P18">Dans la page d'un article, en mode visualisation, ouvrez la zone « Logo de l'article », dans la partie gauche de l'écran.</text:p>
        </text:list-item>
        <text:list-item>
          <text:p text:style-name="P16">Cliquez dans le champ « Télécharger depuis votre ordinateur » ou sur le bouton « Parcourir ».</text:p>
        </text:list-item>
        <text:list-item>
          <text:p text:style-name="P16">Trouvez le fichier souhaité sur votre disque dur, sélectionnez-le et cliquez sur le bouton « Ouvrir ».</text:p>
        </text:list-item>
        <text:list-item>
          <text:p text:style-name="P16">Cliquez sur le bouton « Télécharger ».<text:line-break/><text:span text:style-name="T12">Le fichier sera téléchargé et intégré comme logo.</text:span></text:p>
        </text:list-item>
      </text:list>
      <text:h text:style-name="Heading_20_4" text:outline-level="4"><text:soft-page-break/>Document</text:h>
      <text:p text:style-name="Text_20_body">Vous pouvez insérer d'<text:span text:style-name="T1">autres types de fichiers</text:span> dans vos articles, grâce à la balise :</text:p>
      <text:p text:style-name="code">&lt;docID&gt; </text:p>
      <text:p text:style-name="Text_20_body">SPIP ajoute alors sur place une icône représentant le type de fichier ainsi qu'un lien vers le fichier. Vous pouvez utiliser le même filtre d'alignement que pour les images.</text:p>
      <text:h text:style-name="P66" text:outline-level="2"><text:span text:style-name="T74">Plugin « Boutique »</text:span></text:h>
      <text:h text:style-name="P74" text:outline-level="3"><text:span text:style-name="T72">Produits</text:span></text:h>
      <text:p text:style-name="P57"><text:span text:style-name="T57">Votre site contient un système de boutique, vous permettant de créer des produits. Les visiteurs du site peuvent alors ajouter ces produits à un panier d'achat afin de les commander.</text:span></text:p>
      <text:p text:style-name="P57"><text:span text:style-name="T57">Pour ajouter un produit à la boutique, procédez comme suit :</text:span></text:p>
      <text:list xml:id="list1033594215" text:continue-list="list1005551495" text:style-name="procedure_5f_numer">
        <text:list-item text:start-value="1">
          <text:p text:style-name="P28"><text:span text:style-name="T58">Rendez-vous dans la partie « Édition &gt; Boutique ».</text:span></text:p>
        </text:list-item>
        <text:list-item>
          <text:p text:style-name="P28"><text:span text:style-name="T58">Cliquez sur « Créer un produit », en haut à gauche.<text:line-break/></text:span><text:span text:style-name="T37">La page de création/modification de produit s'ouvre.</text:span></text:p>
        </text:list-item>
        <text:list-item>
          <text:p text:style-name="P25"><text:span text:style-name="T58">Donnez un « nom » au produit. Il s'agit du titre du produit (de la revue), qui sera affiché dans les listes.</text:span></text:p>
        </text:list-item>
        <text:list-item>
          <text:p text:style-name="P23"><text:span text:style-name="T58">Placez le produit « à l'intérieur de la rubrique » ad hoc.</text:span></text:p>
        </text:list-item>
        <text:list-item>
          <text:p text:style-name="P23"><text:span text:style-name="T58">Vous pouvez définir un « Petit descriptif du produit ». Celui-ci restera à usage interne.</text:span></text:p>
        </text:list-item>
        <text:list-item>
          <text:p text:style-name="P25"><text:span text:style-name="T58">Définissez le « Texte » du produit. Il s'agit de la présentation affichée dans l'aperçu et la fiche du produit.</text:span></text:p>
        </text:list-item>
        <text:list-item>
          <text:p text:style-name="P25"><text:span text:style-name="T58">Vous pouvez également définir un « éditorial », un « sommaire », ou des « informations supplémentaires », qui seront affichés dans les onglets correspondants de la fiche du produit.</text:span></text:p>
        </text:list-item>
        <text:list-item>
          <text:p text:style-name="P25"><text:span text:style-name="T58">Introduisez l'année de publication.</text:span></text:p>
        </text:list-item>
        <text:list-item>
          <text:p text:style-name="P25"><text:span text:style-name="T58">Introduisez le prix TTC du produit. Celui-ci servira de base au calcul du prix total d'achat du panier.</text:span></text:p>
        </text:list-item>
        <text:list-item>
          <text:p text:style-name="P25"><text:span text:style-name="T58">Définissez le </text:span><text:span text:style-name="T22">numéro du produit</text:span><text:span text:style-name="T58"> dans le dernier champ « Informations supplémentaires ». C'est ce champ qui définira l'ordre d'affichage des produits dans les pages d'aperçu et sur la page d'accueil.</text:span></text:p>
        </text:list-item>
        <text:list-item>
          <text:p text:style-name="P25"><text:span text:style-name="T58">Vous pouvez ajouter des </text:span><text:span text:style-name="T22">documents</text:span><text:span text:style-name="T58"> à </text:span><text:span text:style-name="T64">votre produit.</text:span><text:span text:style-name="T58"> Voir ci-après à ce propos.</text:span></text:p>
        </text:list-item>
        <text:list-item>
          <text:p text:style-name="P25"><text:span text:style-name="T58">Sauvegardez vos modifications en cliquant sur le bouton « Enregistrer ».</text:span></text:p>
        </text:list-item>
      </text:list>
      <text:p text:style-name="P57"><text:span text:style-name="T58">Pour modifier </text:span><text:span text:style-name="T59">un produit existant, procédez de la même manière </text:span><text:span text:style-name="T60">après avoir cliqué sur le bouton « Modifier » dans la ligne du produit à éditer.</text:span></text:p>
      <text:p text:style-name="P57"><text:span text:style-name="T61">Vous pouvez ajouter des documents de différents types à un produit :</text:span></text:p>
      <text:list xml:id="list829533911" text:style-name="L14">
        <text:list-item>
          <text:p text:style-name="P56"><text:span text:style-name="T61">une image de la couverture, qui sera affiché dans l'aperçu et la fiche du produit ;</text:span></text:p>
        </text:list-item>
        <text:list-item>
          <text:p text:style-name="P56"><text:span text:style-name="T61">des fichiers mp3, qui seront intégrés dans un lecteur audio dans l'onglet « Extraits audio » ;</text:span></text:p>
        </text:list-item>
        <text:list-item>
          <text:p text:style-name="P56"><text:span text:style-name="T61">des fichiers pdf, qui seront téléchargeable dans l'onglet « </text:span><text:span text:style-name="T62">Coup d'œil ».</text:span></text:p>
        </text:list-item>
      </text:list>
      <text:p text:style-name="P57"><text:span text:style-name="T63">Veuillez vous référer à la procédure « Insérer du contenu Multimédia » ci-dessous pour voir </text:span><text:soft-page-break/><text:span text:style-name="T63">comment procéder.</text:span></text:p>
      <text:h text:style-name="P74" text:outline-level="3"><text:span text:style-name="T58">Tarifs</text:span></text:h>
      <text:p text:style-name="P57"><text:span text:style-name="T65">Outre le prix de chaque produit, vous pouvez définir dans l'interface d'administration les tarifs des frais d'expédition. Pour ce faire, procédez comme suit :</text:span></text:p>
      <text:list xml:id="list2048670562" text:continue-list="list1033594215" text:style-name="procedure_5f_numer">
        <text:list-item text:start-value="1">
          <text:p text:style-name="P28"><text:span text:style-name="T65">Ouvrez la page de configuration de la Boutique via « Configuration &gt; CFG &gt; Ma petite boutique ».</text:span></text:p>
        </text:list-item>
        <text:list-item>
          <text:p text:style-name="P28"><text:span text:style-name="T65">Dans le champ « Taxe fixe de l'envoi », définissez les </text:span><text:span text:style-name="T23">tarifs d'expédition</text:span><text:span text:style-name="T65"> au format suivant : code pays:nombre d'exemplaires minimum-nombre d'exemplaires maximum=prix.centimes;<text:line-break/></text:span><text:span text:style-name="T30">Les codes pays sont be (Belgique), fr (France), eu (Europe), neu (hors Europe).</text:span><text:span text:style-name="T38"><text:line-break/>À </text:span><text:span text:style-name="T39">titre d'exemple</text:span><text:span text:style-name="T38">, les tarifs actuels sont « be:1-2=4.00;be:3-4=6;be:5-=0;fr:1-2=6;fr:3-4=10;fr:5-=0;eu:1-2=10;eu:3-4=20;eu:5-=0;neu:1-2=17;neu:3-4=34;neu:5-=0; »</text:span></text:p>
        </text:list-item>
        <text:list-item>
          <text:p text:style-name="P28"><text:span text:style-name="T65">Enregistrez les modifications en cliquant sur « OK » dans le bas de l'écran.</text:span></text:p>
        </text:list-item>
      </text:list>
      <text:h text:style-name="P66" text:outline-level="2"><text:span text:style-name="T73">Agenda</text:span></text:h>
      <text:p text:style-name="P57"><text:span text:style-name="T66">Le système </text:span><text:span text:style-name="T67">permet aux visiteurs de soumettre des événements dans un agenda interactif. La soumission se fait via l'interface publique (Agenda &gt; Poster un événement). Une fois un événement soumis, il doit être </text:span><text:span text:style-name="T24">validé</text:span><text:span text:style-name="T46"> (publié) par un administrateur pour apparaître sur le site. Cette validation se fait de la manière suivante :</text:span></text:p>
      <text:list xml:id="list679259176" text:continue-list="list2048670562" text:style-name="procedure_5f_numer">
        <text:list-item text:start-value="1">
          <text:p text:style-name="P28"><text:span text:style-name="T46">Rendez-vous dans la rubrique dédiée à l'agenda (Hors menu &gt; Agenda ; </text:span><text:a xlink:type="simple" xlink:href="http://www.revueobservatoire.be/ecrire/?exec=naviguer&amp;id_rubrique=8">http://www.revueobservatoire.be/ecrire/?exec=naviguer&amp;id_rubrique=8</text:a><text:span text:style-name="T46">).<text:line-break/></text:span><text:span text:style-name="T41">La liste des événements proposés est affichée dans l'encadré au milieu de la page.</text:span></text:p>
        </text:list-item>
        <text:list-item>
          <text:p text:style-name="P28"><text:span text:style-name="T47">Passez avec la souris sur l'icône qui précède le nom de l'événement à valider.<text:line-break/></text:span><text:span text:style-name="T41">Une barre d'icônes apparaît.</text:span></text:p>
        </text:list-item>
        <text:list-item>
          <text:p text:style-name="P25"><text:span text:style-name="T47">Cliquez sur le statut « publié en ligne » (icône verte).<text:line-break/></text:span><text:span text:style-name="T41">L'événement (et l'article correspondant) est publié sur le site.</text:span></text:p>
        </text:list-item>
        <text:list-item>
          <text:p text:style-name="P15"><text:span text:style-name="T11">Pour </text:span><text:span text:style-name="T4">modifier le texte de l'événement</text:span><text:span text:style-name="T10">, </text:span><text:span text:style-name="T11">cliquez sur le titre de l'article qui le présente. </text:span><text:span text:style-name="T10">en éditant l'article qui lui correspond.<text:line-break/></text:span><text:span text:style-name="T14">L'aperçu de l'article apparaît, reprenant l'événement lié dans un cadre « Agenda ».</text:span></text:p>
        </text:list-item>
        <text:list-item>
          <text:p text:style-name="P15"><text:span text:style-name="T11">Cliquez sur le titre de l'événement dans le cadre « Agenda », puis cliquez sur « Modifier ». </text:span></text:p>
        </text:list-item>
        <text:list-item>
          <text:p text:style-name="P15"><text:span text:style-name="T11">Introduisez les dates de l'événement (Date), sa description (Descriptif), les informations de contact (Lieu) et l'adresse (Adresse).</text:span></text:p>
        </text:list-item>
        <text:list-item>
          <text:p text:style-name="P17"><text:span text:style-name="T7">Enregistrez vos modifications en cliquant sur le bouton « Enregistrer ».</text:span></text:p>
        </text:list-item>
      </text:list>
      <text:h text:style-name="P70" text:outline-level="2"><text:span text:style-name="T75">Newsletter</text:span></text:h>
      <text:p text:style-name="P58"><text:span text:style-name="T75">Le système vous permet de générer une lettre d'information électronique à partir d'articles SPIP. <text:s text:c="2"/>Il vous permet de l'envoyer à tous les abonnés directement à partir de l'interface d'administration du site.</text:span></text:p>
      <text:h text:style-name="Heading_20_3" text:outline-level="3"><text:soft-page-break/><text:span text:style-name="T80">Générer et envoyer un courrier</text:span></text:h>
      <text:p text:style-name="P58"><text:span text:style-name="T75">Pour </text:span><text:span text:style-name="T5">rédiger le contenu</text:span><text:span text:style-name="T75"> de la lettre, vous devez écrire des articles dans la rubrique « Hors menu &gt; Newsletter ». Tous les articles publiés dans cette rubrique seront automatiquement insérés dans la lettre d'information suivant l'ordre défini par leurs titres (cfr. ci-avant), selon le format défini par le </text:span><text:span text:style-name="T76">patron</text:span><text:span text:style-name="T75">. Les images insérées dans les articles sont automatiquement redimensionnées pour rester dans le cadre fixé par </text:span><text:span text:style-name="T76">le patron.</text:span></text:p>
      <text:p text:style-name="P58"><text:span text:style-name="T75">Pour </text:span><text:span text:style-name="T5">envoyer un courrier </text:span><text:span text:style-name="T75">à tous les abonnés de votre liste, procédez comme suit :</text:span></text:p>
      <text:list xml:id="list1711823220" text:continue-list="list679259176" text:style-name="procedure_5f_numer">
        <text:list-item text:start-value="1">
          <text:p text:style-name="P29"><text:span text:style-name="T77">Rendez-vous dans la section « Édition &gt; Listes de diffusion ».</text:span></text:p>
        </text:list-item>
        <text:list-item>
          <text:p text:style-name="P29"><text:span text:style-name="T77">Cliquez sur « Créer un courrier ».</text:span></text:p>
        </text:list-item>
        <text:list-item>
          <text:p text:style-name="P29"><text:span text:style-name="T77">Définissez le titre du courrier. Ce titre sera le titre de l'e-mail envoyé aux abonnés.</text:span></text:p>
        </text:list-item>
        <text:list-item>
          <text:p text:style-name="P29"><text:span text:style-name="T77">Cliquez sur le triangle en regard de « Générer le contenu ».<text:line-break/></text:span><text:span text:style-name="T15">Une zone s'ouvre.</text:span></text:p>
        </text:list-item>
        <text:list-item>
          <text:p text:style-name="P26"><text:span text:style-name="T78">Cochez l'option « À partir d'un patron ».<text:line-break/></text:span><text:span text:style-name="T15">Une liste déroulante apparaît.</text:span></text:p>
        </text:list-item>
        <text:list-item>
          <text:p text:style-name="P26"><text:span text:style-name="T78">Sélectionnez le patron « observatoire_multiple ».</text:span></text:p>
        </text:list-item>
        <text:list-item>
          <text:p text:style-name="P26"><text:span text:style-name="T78">Cliquez sur le bouton « Générer et aperçu ».<text:line-break/></text:span><text:span text:style-name="T15">Le courrier généré apparaît dans le cadre supérieur.</text:span></text:p>
        </text:list-item>
        <text:list-item>
          <text:p text:style-name="P26"><text:span text:style-name="T78">Cliquez sur le bouton « Valider ».<text:line-break/></text:span><text:span text:style-name="T15">Le courrier est sauvegardé.</text:span></text:p>
        </text:list-item>
        <text:list-item>
          <text:p text:style-name="P24"><text:span text:style-name="T78">Cliquez sur le triangle en regard de « Destination ».<text:line-break/></text:span><text:span text:style-name="T15">Une zone s'ouvre.</text:span></text:p>
        </text:list-item>
        <text:list-item>
          <text:p text:style-name="P26"><text:span text:style-name="T79">Cochez </text:span><text:span text:style-name="T78">l'option « Listes de diffusion » </text:span><text:span text:style-name="T79">et sélectionnez la liste ad hoc le cas échéant.</text:span></text:p>
        </text:list-item>
        <text:list-item>
          <text:p text:style-name="P27"><text:span text:style-name="T79">Cliquez sur « Valider » et confirmez.<text:line-break/></text:span><text:span text:style-name="T16">La lettre est envoyée par lots aux destinataires.</text:span></text:p>
        </text:list-item>
      </text:list>
      <text:h text:style-name="Heading_20_3" text:outline-level="3"><text:span text:style-name="T80">Gérer les abonnés</text:span></text:h>
      <text:p text:style-name="P59"><text:span text:style-name="T80">Le système permet aux utilisateurs de gérer eux-mêmes leurs abonnements. </text:span><text:span text:style-name="T81">Il vous est toutefois loisible de modifier vous-mêmes des abonnements dans l'interface d'administration, via l'onglet « Suivi des abonnements ».</text:span></text:p>
      <text:h text:style-name="P69" text:outline-level="2">Fonctionnalités supplémentaires</text:h>
      <text:p text:style-name="P57">SPIP, et le SPIP <text:span text:style-name="T68"><text:user-field-get text:name="nom_site">Observatoire</text:user-field-get></text:span> Vertige, offrent quelques fonctionnalités supplémentaires, que nous évoquerons ici sans entrer dans le détail. Nous renvoyons chaque fois vers la documentation ad hoc, si vous désirez approfondir le sujet.</text:p>
      <text:h text:style-name="P74" text:outline-level="3">Codeur d'adresses e-mail</text:h>
      <text:p text:style-name="P57">Le SPIP <text:span text:style-name="T68"><text:user-field-get text:name="nom_site">Observatoire</text:user-field-get></text:span> intègre un plugin <text:span text:style-name="T70">(MailCrypt) </text:span>qui code automatiquement les adresses e-mails insérées dans le contenu d'articles. Ce codage évite que les adresses e-mail soient récupérées par les spammeurs. Vous devez vous assurer que les adresses mentionnées dans vos articles répondent aux standards SPIP ; le plugin fera le reste.</text:p>
      <text:p text:style-name="P57"><text:span text:style-name="T17">Vous trouverez plus d'information sur la page de présentation du plugin (</text:span><text:a xlink:type="simple" xlink:href="http://contrib.spip.net/De-beaux-liens-hypertexte#mailcrypt"><text:span text:style-name="T53">http://contrib.spip.net/De-beaux-liens-hypertexte#mailcrypt</text:span></text:a><text:span text:style-name="T17">).</text:span></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iberation Sans" svg:font-family="'Liberation Sans'"/>
    <style:font-face style:name="OpenSymbol" svg:font-family="OpenSymbol"/>
    <style:font-face style:name="Helvetica" svg:font-family="Helvetica"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Liberation Sans1" svg:font-family="'Liberation Sans'"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0.5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1pt" fo:language="en" fo:country="GB" style:letter-kerning="true" style:font-name-asian="Liberation Sans1" style:font-size-asian="10.5pt" style:language-asian="ja" style:country-asian="JP" style:font-name-complex="Liberation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fo:language="fr" fo:country="FR"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100%" fo:margin-left="0cm" fo:margin-right="0cm" fo:margin-top="0cm" fo:margin-bottom="0.212cm" style:contextual-spacing="false" fo:text-indent="0.499cm" style:auto-text-indent="false"/>
      <style:text-properties fo:language="fr" fo:country="FR" style:font-size-asian="10.5pt"/>
    </style:style>
    <style:style style:name="List" style:family="paragraph" style:parent-style-name="Text_20_body" style:class="list">
      <style:text-properties style:font-name="Liberation San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an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c0c0c0" fo:font-size="8pt" fo:font-style="italic" style:font-size-asian="10.5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55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1.101cm" fo:margin-right="0cm" fo:text-indent="0cm" style:auto-text-indent="false"/>
      <style:text-properties fo:font-size="13pt" fo:language="fr" fo:country="FR"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Marginalia" style:family="paragraph" style:parent-style-name="Text_20_body" style:class="text">
      <style:paragraph-properties fo:margin="100%" fo:margin-left="4.001cm" fo:margin-right="0cm" fo:text-indent="0cm" style:auto-text-indent="false"/>
      <style:text-properties fo:color="#808080" fo:font-size="10pt" fo:font-style="italic" style:font-size-asian="10.5pt"/>
    </style:style>
    <style:style style:name="code" style:family="paragraph" style:parent-style-name="Text_20_body" style:class="text">
      <style:paragraph-properties fo:text-align="start" style:justify-single-word="false" fo:background-color="#e6e6e6" fo:padding-left="1.349cm" fo:padding-right="0.349cm" fo:padding-top="0.349cm" fo:padding-bottom="0.349cm" fo:border="0.06pt solid #000000" style:shadow="none">
        <style:background-image/>
      </style:paragraph-properties>
    </style:style>
    <style:style style:name="important" style:family="paragraph" style:parent-style-name="Text_20_body" style:class="text">
      <style:paragraph-properties fo:background-color="#eb613d" fo:padding="1cm" fo:border="0.99pt solid #000000" style:shadow="none">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ocedure" style:family="paragraph" style:parent-style-name="code" style:list-style-name="procedure_5f_numer" style:class="text">
      <style:paragraph-properties fo:background-color="#99ccff" style:shadow="none">
        <style:background-image/>
      </style:paragraph-properties>
      <style:text-properties style:font-size-asian="10.5pt"/>
    </style:style>
    <style:style style:name="tip" style:family="paragraph" style:parent-style-name="Text_20_body">
      <style:paragraph-properties fo:background-color="#ffff66" fo:padding="0.3cm" fo:border="0.06pt solid #000000" style:shadow="none">
        <style:background-image/>
      </style:paragraph-properties>
    </style:style>
    <style:style style:name="recommendation" style:family="paragraph" style:parent-style-name="tip">
      <style:paragraph-properties fo:background-color="#ffb515">
        <style:background-image/>
      </style:paragraph-properties>
    </style:style>
    <style:style style:name="rule" style:family="paragraph" style:parent-style-name="Text_20_body">
      <style:paragraph-properties fo:margin="100%" fo:margin-left="0cm" fo:margin-right="0cm" fo:text-align="center" style:justify-single-word="false" fo:text-indent="0cm" style:auto-text-indent="false" fo:background-color="#c90016" fo:padding="0.3cm" fo:border="0.06pt solid #000000" style:shadow="none">
        <style:background-image/>
      </style:paragraph-properties>
      <style:text-properties fo:color="#ffffff"/>
    </style:style>
    <style:style style:name="Salutation" style:family="paragraph" style:parent-style-name="Standard" style:class="text">
      <style:paragraph-properties text:number-lines="false" text:line-number="0"/>
    </style:style>
    <style:style style:name="interaction" style:family="paragraph" style:parent-style-name="code" style:class="text">
      <style:paragraph-properties fo:text-align="end" style:justify-single-word="false" fo:background-color="#ffd320" style:shadow="none">
        <style:background-image/>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collectif-alpha" style:family="paragraph" style:parent-style-name="Text_20_body" style:class="text">
      <style:paragraph-properties fo:background-color="#e6e6e6" fo:padding="1.05cm" fo:border="0.06pt solid #000000" style:shadow="none">
        <style:background-image/>
      </style:paragraph-properties>
      <style:text-properties fo:font-size="10pt" style:font-size-asian="10.5pt"/>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fo:language="fr" fo:country="FR"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note" style:family="paragraph" style:parent-style-name="Text_20_body">
      <style:paragraph-properties fo:text-align="end" style:justify-single-word="false"/>
      <style:text-properties fo:color="#808080" fo:language="fr" fo:country="FR" fo:font-style="italic"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Arial Unicode MS"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procedure_5f_numer" style:display-name="procedure_numer">
      <text:list-level-style-number text:level="1" text:style-name="Numbering_20_Symbols" style:num-suffix="." style:num-format="1">
        <style:list-level-properties text:list-level-position-and-space-mode="label-alignment">
          <style:list-level-label-alignment text:label-followed-by="listtab" text:list-tab-stop-position="1.27cm" fo:text-indent="-1cm" fo:margin-left="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user-field-decls>
          <text:user-field-decl office:value-type="string" office:string-value="0.4" text:name="version"/>
        </text:user-field-decls>
        <text:p text:style-name="MP1">SPIP – Documentation <text:user-field-get text:name="version">0.4</text:user-field-get> - p. <text:page-number text:select-page="current">8</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Donnet</meta:initial-creator>
    <meta:creation-date>2009-07-16T13:11:18</meta:creation-date>
    <dc:date>2012-12-24T14:55:03</dc:date>
    <dc:creator>Emmanuel Donnet</dc:creator>
    <meta:editing-duration>P5DT6H7M44S</meta:editing-duration>
    <meta:editing-cycles>436</meta:editing-cycles>
    <meta:generator>LibreOffice/3.6$MacOSX_x86 LibreOffice_project/2ef5aff-a6fb0ff-166bdff-cf087ad-0f1389</meta:generator>
    <meta:printed-by>Emmanuel Donnet</meta:printed-by>
    <meta:print-date>2011-01-07T14:26:43</meta:print-date>
    <meta:document-statistic meta:table-count="0" meta:image-count="1" meta:object-count="0" meta:page-count="17" meta:paragraph-count="361" meta:word-count="5643" meta:character-count="34605" meta:non-whitespace-character-count="29424"/>
    <meta:user-defined meta:name="Info 1"/>
    <meta:user-defined meta:name="Info 2"/>
    <meta:user-defined meta:name="Info 3"/>
    <meta:user-defined meta:name="Info 4"/>
  </office:meta>
</office:document-meta>
</file>